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lbany2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Albany1" svg:font-family="Albany" style:font-family-generic="system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libri3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a1" style:family="table">
      <style:table-properties style:width="26.98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5.987cm"/>
    </style:style>
    <style:style style:name="Tabla1.B" style:family="table-column">
      <style:table-column-properties style:column-width="7.001cm"/>
    </style:style>
    <style:style style:name="Tabla1.D" style:family="table-column">
      <style:table-column-properties style:column-width="3cm"/>
    </style:style>
    <style:style style:name="Tabla1.E" style:family="table-column">
      <style:table-column-properties style:column-width="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999999" fo:padding="0.097cm" fo:border="0.05pt solid #000000" style:writing-mode="lr-tb">
        <style:background-image/>
      </style:table-cell-properties>
    </style:style>
    <style:style style:name="Tabla1.A2" style:family="table-cell">
      <style:table-cell-properties style:vertical-align="top" fo:background-color="#999999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.A3" style:family="table-cell">
      <style:table-cell-properties style:vertical-align="top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H3" style:family="table-cell">
      <style:table-cell-properties style:vertical-align="top" fo:background-color="#e6e6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.A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1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1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1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17" style:family="table-row">
      <style:table-row-properties fo:background-color="transparent" fo:keep-together="auto">
        <style:background-image/>
      </style:table-row-properties>
    </style:style>
    <style:style style:name="Tabla1.A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1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2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2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2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2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2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2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2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2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2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29" style:family="table-cell">
      <style:table-cell-properties style:vertical-align="top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D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2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3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3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3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3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3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3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D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3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C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3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C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4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4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4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4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4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P4" style:family="paragraph" style:parent-style-name="Header">
      <style:text-properties fo:font-size="8pt" officeooo:rsid="0048d237" officeooo:paragraph-rsid="005bc7a2" style:font-size-asian="8pt" style:font-size-complex="8pt"/>
    </style:style>
    <style:style style:name="P5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5bc7a2" officeooo:paragraph-rsid="005bc7a2" style:font-size-asian="8pt" style:font-size-complex="8pt"/>
    </style:style>
    <style:style style:name="P6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fo:language="ca" fo:country="ES" officeooo:rsid="0048d237" officeooo:paragraph-rsid="005bc7a2" style:font-size-asian="8pt" style:font-size-complex="8pt"/>
    </style:style>
    <style:style style:name="P7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10pt" officeooo:rsid="005bc7a2" officeooo:paragraph-rsid="005bc7a2" style:font-size-asian="10pt" style:font-size-complex="10pt"/>
    </style:style>
    <style:style style:name="P8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officeooo:paragraph-rsid="005bc7a2"/>
    </style:style>
    <style:style style:name="P9" style:family="paragraph" style:parent-style-name="Standard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officeooo:paragraph-rsid="00731254"/>
    </style:style>
    <style:style style:name="P10" style:family="paragraph" style:parent-style-name="Standard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fo:language="ca" fo:country="ES" officeooo:rsid="0048d237" officeooo:paragraph-rsid="00731254" style:font-size-asian="8pt" style:font-size-complex="8pt"/>
    </style:style>
    <style:style style:name="P11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style:font-name="Calibri" fo:font-size="9pt" fo:language="ca" fo:country="ES" officeooo:paragraph-rsid="00731254" style:font-size-asian="9pt" style:font-name-complex="Calibri" style:font-size-complex="9pt"/>
    </style:style>
    <style:style style:name="P12" style:family="paragraph" style:parent-style-name="Text_20_body">
      <style:paragraph-properties fo:margin-top="0cm" fo:margin-bottom="0cm" style:contextual-spacing="false" fo:line-height="100%" style:snap-to-layout-grid="false"/>
      <style:text-properties style:font-name="Calibri" fo:font-size="9pt" fo:language="ca" fo:country="ES" officeooo:paragraph-rsid="00731254" style:font-size-asian="9pt" style:font-name-complex="Calibri" style:font-size-complex="9pt"/>
    </style:style>
    <style:style style:name="P13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style:font-name="Calibri" fo:font-size="9pt" fo:language="ca" fo:country="ES" officeooo:paragraph-rsid="00731254" style:font-size-asian="9pt" style:font-name-complex="Calibri"/>
    </style:style>
    <style:style style:name="P14" style:family="paragraph" style:parent-style-name="Text_20_body">
      <style:paragraph-properties fo:margin-top="0cm" fo:margin-bottom="0cm" style:contextual-spacing="false" style:line-height-at-least="0.353cm" style:snap-to-layout-grid="false"/>
      <style:text-properties style:font-name="Calibri" fo:font-size="9pt" fo:language="ca" fo:country="ES" officeooo:paragraph-rsid="00731254" style:font-size-asian="9pt" style:font-name-complex="Calibri"/>
    </style:style>
    <style:style style:name="P15" style:family="paragraph" style:parent-style-name="Text_20_body">
      <style:paragraph-properties fo:margin-top="0cm" fo:margin-bottom="0cm" style:contextual-spacing="false" style:line-height-at-least="0.353cm" style:snap-to-layout-grid="false"/>
      <style:text-properties style:font-name="Calibri" fo:font-size="9pt" fo:language="ca" fo:country="ES" fo:font-weight="normal" officeooo:paragraph-rsid="00731254" style:font-size-asian="9pt" style:font-weight-asian="normal" style:font-name-complex="Calibri" style:font-size-complex="9pt" style:font-weight-complex="normal"/>
    </style:style>
    <style:style style:name="P16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officeooo:paragraph-rsid="00731254"/>
    </style:style>
    <style:style style:name="P17" style:family="paragraph" style:parent-style-name="Text_20_body">
      <style:paragraph-properties fo:margin-top="0cm" fo:margin-bottom="0cm" style:contextual-spacing="false" style:line-height-at-least="0.353cm" style:snap-to-layout-grid="false"/>
      <style:text-properties officeooo:paragraph-rsid="00731254"/>
    </style:style>
    <style:style style:name="P18" style:family="paragraph" style:parent-style-name="Text_20_body">
      <style:paragraph-properties fo:margin-top="0cm" fo:margin-bottom="0cm" style:contextual-spacing="false" style:line-height-at-least="0.353cm" fo:text-align="center" style:justify-single-word="false" style:snap-to-layout-grid="false"/>
      <style:text-properties fo:color="#ffffff" style:font-name="Calibri" fo:font-size="14pt" fo:language="ca" fo:country="ES" fo:font-weight="normal" officeooo:rsid="00db4250" officeooo:paragraph-rsid="00731254" style:letter-kerning="true" style:font-name-asian="SimSun1" style:font-size-asian="14pt" style:language-asian="zh" style:country-asian="CN" style:font-weight-asian="normal" style:font-name-complex="Calibri" style:font-size-complex="14pt" style:language-complex="hi" style:country-complex="IN" style:font-weight-complex="normal"/>
    </style:style>
    <style:style style:name="P19" style:family="paragraph" style:parent-style-name="_31__20_cabecera">
      <style:text-properties officeooo:paragraph-rsid="00731254"/>
    </style:style>
    <style:style style:name="P20" style:family="paragraph" style:parent-style-name="_33__20_gris">
      <style:text-properties officeooo:rsid="00db4250" officeooo:paragraph-rsid="00731254"/>
    </style:style>
    <style:style style:name="P21" style:family="paragraph" style:parent-style-name="_33__20_gris">
      <style:text-properties officeooo:paragraph-rsid="00731254"/>
    </style:style>
    <style:style style:name="P22" style:family="paragraph" style:parent-style-name="_33__20_gris">
      <style:text-properties fo:font-size="9pt" officeooo:paragraph-rsid="00731254" style:font-size-asian="9pt" style:font-size-complex="9pt"/>
    </style:style>
    <style:style style:name="P23" style:family="paragraph" style:parent-style-name="_33__20_gris">
      <style:text-properties fo:font-size="9pt" officeooo:rsid="00da3bca" officeooo:paragraph-rsid="00731254" style:font-size-asian="9pt" style:font-size-complex="9pt"/>
    </style:style>
    <style:style style:name="P24" style:family="paragraph" style:parent-style-name="_33__20_gris">
      <style:text-properties style:use-window-font-color="true" style:font-name="Calibri" fo:language="ca" fo:country="ES" fo:font-weight="bold" officeooo:rsid="00db4250" officeooo:paragraph-rsid="00731254" style:letter-kerning="true" style:font-name-asian="SimSun1" style:language-asian="zh" style:country-asian="CN" style:font-name-complex="Calibri" style:language-complex="hi" style:country-complex="IN"/>
    </style:style>
    <style:style style:name="P25" style:family="paragraph" style:parent-style-name="_33__20_gris">
      <style:text-properties style:use-window-font-color="true" style:font-name="Calibri" fo:language="ca" fo:country="ES" fo:font-weight="bold" officeooo:paragraph-rsid="00731254" style:letter-kerning="true" style:font-name-asian="SimSun1" style:language-asian="zh" style:country-asian="CN" style:font-name-complex="Calibri" style:language-complex="hi" style:country-complex="IN"/>
    </style:style>
    <style:style style:name="P26" style:family="paragraph" style:parent-style-name="_33__20_gris">
      <style:text-properties style:use-window-font-color="true" style:font-name="Calibri" fo:font-size="9pt" fo:language="ca" fo:country="ES" fo:font-weight="bold" officeooo:paragraph-rsid="00731254" style:letter-kerning="true" style:font-name-asian="SimSun1" style:font-size-asian="9pt" style:language-asian="zh" style:country-asian="CN" style:font-name-complex="Calibri" style:font-size-complex="9pt" style:language-complex="hi" style:country-complex="IN"/>
    </style:style>
    <style:style style:name="P27" style:family="paragraph" style:parent-style-name="_33__20_gris">
      <style:text-properties style:use-window-font-color="true" style:font-name="Calibri" fo:font-size="9pt" fo:language="ca" fo:country="ES" fo:font-weight="bold" officeooo:rsid="00da3bca" officeooo:paragraph-rsid="00731254" style:letter-kerning="true" style:font-name-asian="SimSun1" style:font-size-asian="9pt" style:language-asian="zh" style:country-asian="CN" style:font-name-complex="Calibri" style:font-size-complex="9pt" style:language-complex="hi" style:country-complex="IN"/>
    </style:style>
    <style:style style:name="P28" style:family="paragraph" style:parent-style-name="Standard">
      <style:paragraph-properties fo:margin-top="0cm" fo:margin-bottom="0.212cm" style:contextual-spacing="false" style:line-height-at-least="0.353cm" fo:text-align="justify" style:justify-single-word="false" style:snap-to-layout-grid="false"/>
      <style:text-properties officeooo:paragraph-rsid="00731254"/>
    </style:style>
    <style:style style:name="P29" style:family="paragraph" style:parent-style-name="Standard">
      <style:paragraph-properties fo:margin-top="0cm" fo:margin-bottom="0.212cm" style:contextual-spacing="false" style:line-height-at-least="0.353cm" style:snap-to-layout-grid="false"/>
      <style:text-properties officeooo:paragraph-rsid="00731254"/>
    </style:style>
    <style:style style:name="P30" style:family="paragraph" style:parent-style-name="Standard">
      <style:paragraph-properties fo:margin-top="0cm" fo:margin-bottom="0.212cm" style:contextual-spacing="false" style:line-height-at-least="0.353cm" fo:text-align="justify" style:justify-single-word="false" style:snap-to-layout-grid="false"/>
      <style:text-properties style:font-name="Calibri" fo:font-size="9pt" fo:language="ca" fo:country="ES" officeooo:paragraph-rsid="00731254" style:font-size-asian="9pt" style:font-name-complex="Calibri"/>
    </style:style>
    <style:style style:name="P31" style:family="paragraph" style:parent-style-name="Text_20_body">
      <style:paragraph-properties fo:margin-top="0cm" fo:margin-bottom="0.212cm" style:contextual-spacing="false" style:line-height-at-least="0.353cm" fo:text-align="justify" style:justify-single-word="false" style:snap-to-layout-grid="false"/>
      <style:text-properties style:font-name="Calibri" fo:font-size="9pt" fo:language="ca" fo:country="ES" officeooo:paragraph-rsid="00731254" style:font-size-asian="9pt" style:font-name-complex="Calibri" style:font-size-complex="9pt"/>
    </style:style>
    <style:style style:name="P32" style:family="paragraph" style:parent-style-name="Standard">
      <style:paragraph-properties fo:margin-left="0.161cm" fo:margin-right="0cm" fo:margin-top="0cm" fo:margin-bottom="0.212cm" style:contextual-spacing="false" style:line-height-at-least="0.353cm" fo:text-align="justify" style:justify-single-word="false" fo:text-indent="0cm" style:auto-text-indent="false" style:snap-to-layout-grid="false"/>
      <style:text-properties style:font-name="Calibri" fo:font-size="9pt" fo:language="ca" fo:country="ES" officeooo:paragraph-rsid="00731254" style:font-size-asian="9pt" style:font-name-complex="Calibri" style:font-size-complex="9pt"/>
    </style:style>
    <style:style style:name="P33" style:family="paragraph" style:parent-style-name="Standard">
      <style:paragraph-properties fo:margin-left="0.161cm" fo:margin-right="0cm" fo:margin-top="0cm" fo:margin-bottom="0.212cm" style:contextual-spacing="false" style:line-height-at-least="0.353cm" fo:text-indent="0cm" style:auto-text-indent="false" style:snap-to-layout-grid="false"/>
      <style:text-properties style:font-name="Calibri" fo:font-size="9pt" fo:language="ca" fo:country="ES" officeooo:paragraph-rsid="00731254" style:font-size-asian="9pt" style:font-name-complex="Calibri" style:font-size-complex="9pt"/>
    </style:style>
    <style:style style:name="P34" style:family="paragraph" style:parent-style-name="Standard">
      <style:paragraph-properties fo:margin-left="0.161cm" fo:margin-right="0cm" fo:margin-top="0cm" fo:margin-bottom="0.212cm" style:contextual-spacing="false" style:line-height-at-least="0.353cm" fo:text-align="justify" style:justify-single-word="false" fo:text-indent="0cm" style:auto-text-indent="false" style:snap-to-layout-grid="false"/>
      <style:text-properties fo:color="#000000" style:font-name="Calibri" fo:font-size="9pt" fo:language="ca" fo:country="ES" fo:font-weight="normal" officeooo:paragraph-rsid="00731254" style:font-size-asian="9pt" style:font-weight-asian="normal" style:font-name-complex="Calibri" style:font-size-complex="9pt" style:font-weight-complex="normal"/>
    </style:style>
    <style:style style:name="P35" style:family="paragraph" style:parent-style-name="Text_20_body">
      <style:paragraph-properties fo:margin-left="0.161cm" fo:margin-right="0cm" fo:margin-top="0cm" fo:margin-bottom="0cm" style:contextual-spacing="false" style:line-height-at-least="0.353cm" fo:text-align="justify" style:justify-single-word="false" fo:text-indent="0cm" style:auto-text-indent="false" style:snap-to-layout-grid="false"/>
      <style:text-properties style:font-name="Calibri" fo:font-size="9pt" fo:language="ca" fo:country="ES" officeooo:paragraph-rsid="00731254" style:font-size-asian="9pt" style:font-name-complex="Calibri" style:font-size-complex="9pt"/>
    </style:style>
    <style:style style:name="P36" style:family="paragraph" style:parent-style-name="Text_20_body">
      <style:paragraph-properties fo:margin-left="0.161cm" fo:margin-right="0cm" fo:margin-top="0cm" fo:margin-bottom="0cm" style:contextual-spacing="false" style:line-height-at-least="0.353cm" fo:text-indent="0cm" style:auto-text-indent="false" style:snap-to-layout-grid="false"/>
      <style:text-properties style:font-name="Calibri" fo:font-size="9pt" fo:language="ca" fo:country="ES" officeooo:paragraph-rsid="00731254" style:font-size-asian="9pt" style:font-name-complex="Calibri" style:font-size-complex="9pt"/>
    </style:style>
    <style:style style:name="P37" style:family="paragraph" style:parent-style-name="Text_20_body">
      <style:paragraph-properties fo:margin-left="0.161cm" fo:margin-right="0cm" fo:margin-top="0cm" fo:margin-bottom="0cm" style:contextual-spacing="false" style:line-height-at-least="0.353cm" fo:text-align="justify" style:justify-single-word="false" fo:text-indent="0cm" style:auto-text-indent="false" style:snap-to-layout-grid="false"/>
      <style:text-properties style:font-name="Calibri" fo:font-size="9pt" fo:language="ca" fo:country="ES" officeooo:paragraph-rsid="00731254" style:font-size-asian="9pt" style:font-name-complex="Calibri"/>
    </style:style>
    <style:style style:name="P38" style:family="paragraph" style:parent-style-name="Text_20_body">
      <style:paragraph-properties fo:margin-left="0.161cm" fo:margin-right="0cm" fo:margin-top="0cm" fo:margin-bottom="0cm" style:contextual-spacing="false" style:line-height-at-least="0.353cm" fo:text-align="center" style:justify-single-word="false" fo:text-indent="0cm" style:auto-text-indent="false" style:snap-to-layout-grid="false"/>
      <style:text-properties fo:color="#ffffff" style:font-name="Calibri" fo:font-size="14pt" fo:language="ca" fo:country="ES" fo:font-weight="normal" officeooo:rsid="00db4250" officeooo:paragraph-rsid="00731254" style:letter-kerning="true" style:font-name-asian="SimSun1" style:font-size-asian="14pt" style:language-asian="zh" style:country-asian="CN" style:font-weight-asian="normal" style:font-name-complex="Calibri" style:font-size-complex="14pt" style:language-complex="hi" style:country-complex="IN" style:font-weight-complex="normal"/>
    </style:style>
    <style:style style:name="P39" style:family="paragraph" style:parent-style-name="Standard">
      <style:paragraph-properties fo:margin-left="0cm" fo:margin-right="0cm" fo:margin-top="0cm" fo:margin-bottom="0.212cm" style:contextual-spacing="false" style:line-height-at-least="0.353cm" fo:text-align="justify" style:justify-single-word="false" fo:text-indent="0cm" style:auto-text-indent="false" style:snap-to-layout-grid="false"/>
      <style:text-properties fo:color="#000000" style:font-name="Calibri" fo:font-size="9pt" fo:language="ca" fo:country="ES" fo:font-weight="normal" officeooo:paragraph-rsid="00731254" style:font-size-asian="9pt" style:font-weight-asian="normal" style:font-name-complex="Calibri" style:font-size-complex="9pt" style:font-weight-complex="normal"/>
    </style:style>
    <style:style style:name="P40" style:family="paragraph" style:parent-style-name="Standard">
      <style:paragraph-properties fo:margin-left="0cm" fo:margin-right="0cm" fo:margin-top="0cm" fo:margin-bottom="0.212cm" style:contextual-spacing="false" style:line-height-at-least="0.353cm" fo:text-indent="0cm" style:auto-text-indent="false" style:snap-to-layout-grid="false"/>
      <style:text-properties officeooo:paragraph-rsid="00731254"/>
    </style:style>
    <style:style style:name="P41" style:family="paragraph" style:parent-style-name="Text_20_body">
      <style:paragraph-properties fo:margin-left="0.153cm" fo:margin-right="0cm" fo:margin-top="0cm" fo:margin-bottom="0cm" style:contextual-spacing="false" style:line-height-at-least="0.353cm" fo:text-align="justify" style:justify-single-word="false" fo:text-indent="0cm" style:auto-text-indent="false" style:snap-to-layout-grid="false"/>
      <style:text-properties style:font-name="Calibri" fo:font-size="9pt" fo:language="ca" fo:country="ES" officeooo:paragraph-rsid="00731254" style:font-size-asian="9pt" style:font-name-complex="Calibri" style:font-size-complex="9pt"/>
    </style:style>
    <style:style style:name="P42" style:family="paragraph" style:parent-style-name="Table_20_Contents">
      <style:paragraph-properties fo:margin-left="0.153cm" fo:margin-right="0cm" fo:text-indent="0cm" style:auto-text-indent="false" style:snap-to-layout-grid="false"/>
      <style:text-properties style:font-name="Calibri" fo:font-size="9pt" fo:language="ca" fo:country="ES" officeooo:paragraph-rsid="00731254" style:font-size-asian="9pt" style:font-name-complex="Calibri" style:font-size-complex="9pt"/>
    </style:style>
    <style:style style:name="P43" style:family="paragraph" style:parent-style-name="_34__20_competencias">
      <style:text-properties officeooo:paragraph-rsid="00731254"/>
    </style:style>
    <style:style style:name="P44" style:family="paragraph" style:parent-style-name="_31__20_Cabecera">
      <style:text-properties fo:font-weight="normal" officeooo:paragraph-rsid="00731254" style:font-weight-asian="normal" style:font-weight-complex="normal"/>
    </style:style>
    <style:style style:name="P45" style:family="paragraph" style:parent-style-name="Header" style:master-page-name="_31_">
      <style:paragraph-properties fo:text-align="start" style:justify-single-word="false" style:page-number="auto" fo:break-before="auto" fo:break-after="auto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style:use-window-font-color="true" style:font-name="Times New Roman" fo:font-size="8pt" fo:language="es" fo:country="ES" officeooo:rsid="0048d237" officeooo:paragraph-rsid="005bc7a2" style:letter-kerning="true" style:font-name-asian="SimSun1" style:font-size-asian="8pt" style:language-asian="zh" style:country-asian="CN" style:font-name-complex="Microsoft YaHei" style:font-size-complex="8pt" style:language-complex="hi" style:country-complex="IN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Calibri" fo:font-size="9pt" fo:language="ca" fo:country="ES" style:font-size-asian="9pt" style:font-name-complex="Calibri"/>
    </style:style>
    <style:style style:name="T4" style:family="text">
      <style:text-properties style:font-name="Calibri" fo:font-size="9pt" fo:language="ca" fo:country="ES" officeooo:rsid="0086785a" style:font-size-asian="9pt" style:font-name-complex="Calibri"/>
    </style:style>
    <style:style style:name="T5" style:family="text">
      <style:text-properties style:font-name="Calibri" fo:font-size="9pt" fo:language="ca" fo:country="ES" fo:font-weight="bold" style:font-size-asian="9pt" style:font-weight-asian="bold" style:font-name-complex="Calibri"/>
    </style:style>
    <style:style style:name="T6" style:family="text">
      <style:text-properties style:font-name="Calibri" fo:font-size="9pt" fo:language="ca" fo:country="ES" fo:font-weight="bold" style:font-size-asian="9pt" style:font-weight-asian="bold" style:font-name-complex="Calibri" style:font-size-complex="9pt" style:font-weight-complex="bold"/>
    </style:style>
    <style:style style:name="T7" style:family="text">
      <style:text-properties style:font-name="Calibri" fo:font-size="9pt" fo:language="ca" fo:country="ES" fo:font-weight="bold" style:font-name-asian="Lucida Sans Unicode" style:font-size-asian="9pt" style:font-weight-asian="bold" style:font-name-complex="Calibri"/>
    </style:style>
    <style:style style:name="T8" style:family="text">
      <style:text-properties style:font-name="Calibri" fo:font-size="9pt" fo:language="ca" fo:country="ES" style:font-name-asian="Lucida Sans Unicode" style:font-size-asian="9pt" style:font-name-complex="Calibri"/>
    </style:style>
    <style:style style:name="T9" style:family="text">
      <style:text-properties style:font-name="Calibri" fo:font-size="9pt" fo:language="ca" fo:country="ES" officeooo:rsid="009d0c03" style:font-name-asian="Lucida Sans Unicode" style:font-size-asian="9pt" style:font-name-complex="Calibri"/>
    </style:style>
    <style:style style:name="T10" style:family="text">
      <style:text-properties style:font-name="Calibri" fo:font-size="9pt" fo:language="ca" fo:country="ES" fo:font-weight="normal" style:font-size-asian="9pt" style:font-weight-asian="normal" style:font-name-complex="Calibri" style:font-size-complex="9pt" style:font-weight-complex="normal"/>
    </style:style>
    <style:style style:name="T11" style:family="text">
      <style:text-properties style:font-name="Calibri" fo:font-size="9pt" fo:language="ca" fo:country="ES" fo:font-weight="normal" officeooo:rsid="01413bb0" style:font-size-asian="9pt" style:font-weight-asian="normal" style:font-name-complex="Calibri" style:font-size-complex="9pt" style:font-weight-complex="normal"/>
    </style:style>
    <style:style style:name="T12" style:family="text">
      <style:text-properties fo:color="#000000" style:font-name="Calibri" fo:font-size="9pt" fo:language="ca" fo:country="ES" style:font-size-asian="9pt" style:font-name-complex="Calibri"/>
    </style:style>
    <style:style style:name="T13" style:family="text">
      <style:text-properties fo:color="#000000" style:font-name="Calibri" fo:font-size="9pt" fo:language="ca" fo:country="ES" style:font-name-asian="Lucida Sans Unicode" style:font-size-asian="9pt" style:font-name-complex="Calibri"/>
    </style:style>
    <style:style style:name="T14" style:family="text">
      <style:text-properties fo:color="#000000" style:font-name="Calibri" fo:font-size="9pt" fo:language="ca" fo:country="ES" officeooo:rsid="0059d00a" style:font-name-asian="Lucida Sans Unicode" style:font-size-asian="9pt" style:font-name-complex="Calibri"/>
    </style:style>
    <style:style style:name="T15" style:family="text">
      <style:text-properties fo:color="#000000" style:font-name="Calibri" fo:font-size="9pt" fo:language="ca" fo:country="ES" style:font-name-asian="Arial" style:font-size-asian="9pt" style:font-name-complex="Calibri"/>
    </style:style>
    <style:style style:name="T16" style:family="text">
      <style:text-properties fo:color="#000000" style:font-name="Calibri" fo:font-size="9pt" fo:language="ca" fo:country="ES" fo:font-weight="bold" style:font-size-asian="9pt" style:font-weight-asian="bold" style:font-name-complex="Calibri"/>
    </style:style>
    <style:style style:name="T17" style:family="text">
      <style:text-properties fo:color="#000000" style:font-name="Calibri" fo:font-size="9pt" fo:language="ca" fo:country="ES" fo:font-weight="bold" style:font-name-asian="Lucida Sans Unicode" style:font-size-asian="9pt" style:font-weight-asian="bold" style:font-name-complex="Calibri"/>
    </style:style>
    <style:style style:name="T18" style:family="text">
      <style:text-properties fo:color="#000000" style:font-name="Calibri" fo:font-size="9pt" fo:language="ca" fo:country="ES" fo:font-weight="bold" style:font-name-asian="Arial" style:font-size-asian="9pt" style:font-weight-asian="bold" style:font-name-complex="Calibri"/>
    </style:style>
    <style:style style:name="T19" style:family="text">
      <style:text-properties style:font-size-complex="9pt"/>
    </style:style>
    <style:style style:name="T20" style:family="text">
      <style:text-properties officeooo:rsid="00a2497f" style:font-size-complex="9pt"/>
    </style:style>
    <style:style style:name="T21" style:family="text">
      <style:text-properties fo:font-weight="bold" style:font-weight-asian="bold"/>
    </style:style>
    <style:style style:name="T22" style:family="text">
      <style:text-properties style:text-position="super 58%"/>
    </style:style>
    <style:style style:name="T23" style:family="text">
      <style:text-properties officeooo:rsid="007e9a85"/>
    </style:style>
    <style:style style:name="T24" style:family="text">
      <style:text-properties officeooo:rsid="00532b0b"/>
    </style:style>
    <style:style style:name="T25" style:family="text">
      <style:text-properties officeooo:rsid="00e3a564"/>
    </style:style>
    <style:style style:name="T26" style:family="text">
      <style:text-properties officeooo:rsid="00bb7972"/>
    </style:style>
    <style:style style:name="T27" style:family="text">
      <style:text-properties fo:font-weight="normal" style:font-weight-asian="normal" style:font-size-complex="9pt" style:font-weight-complex="normal"/>
    </style:style>
    <style:style style:name="T28" style:family="text">
      <style:text-properties fo:font-weight="normal" officeooo:rsid="0078e87c" style:font-weight-asian="normal" style:font-size-complex="9pt" style:font-weight-complex="normal"/>
    </style:style>
    <style:style style:name="T29" style:family="text">
      <style:text-properties officeooo:rsid="00c79b10"/>
    </style:style>
    <style:style style:name="T30" style:family="text">
      <style:text-properties officeooo:rsid="00877c8b"/>
    </style:style>
    <style:style style:name="T31" style:family="text">
      <style:text-properties style:text-position="0% 100%"/>
    </style:style>
    <style:style style:name="Sect1" style:family="section">
      <style:section-properties text:dont-balance-text-columns="false" style:editable="false">
        <style:columns fo:column-count="2" fo:column-gap="0.998cm">
          <style:column-sep style:width="0.009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1">
        <text:p text:style-name="P45"/>
        <text:p text:style-name="P4">1. Competència en comunicació lingüística CCLI</text:p>
        <text:p text:style-name="P4">2. Competència matemàtica i competència bàsica en ciència i tecnologia CMCT</text:p>
        <text:p text:style-name="P4">3. Competència digital CD</text:p>
        <text:p text:style-name="P4">4. Competència per aprendre a aprendre CAA</text:p>
        <text:p text:style-name="P4">5. Consciència i expressions culturals CEC</text:p>
        <text:p text:style-name="P4">6. Sentit d'iniciativa i espírit emprenedor SIEE</text:p>
        <text:p text:style-name="P6">7. Competències socials i cíviques CSC</text:p>
        <text:p text:style-name="P6"/>
        <text:p text:style-name="P5">A: Aconseguit <text:s text:c="2"/>EP: En procés <text:s text:c="2"/>I: Iniciat</text:p>
      </text:section>
      <text:p text:style-name="P7"/>
      <text:p text:style-name="P8"/>
      <text:p text:style-name="P9"/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column table:style-name="Tabla1.E" table:number-columns-repeated="4"/>
        <table:table-row table:style-name="Tabla1.1">
          <table:table-cell table:style-name="Tabla1.A1" table:number-columns-spanned="8" office:value-type="string">
            <text:p text:style-name="P19">ÀREA: CIÈNCIES SOCIALS <text:s text:c="19"/>NIVELL: 1r EDUCACIÓ PRIMÀ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8" office:value-type="string">
            <text:p text:style-name="P44">BLOC 1: CONTINGUTS COMUNS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" office:value-type="string">
            <text:p text:style-name="P20">CONTINGUTS</text:p>
          </table:table-cell>
          <table:table-cell table:style-name="Tabla1.A3" office:value-type="string">
            <text:p text:style-name="P21">CRITERIS D’AVALUACIÓ</text:p>
          </table:table-cell>
          <table:table-cell table:style-name="Tabla1.A3" office:value-type="string">
            <text:p text:style-name="P21">INDICADORS D’ÈXIT</text:p>
          </table:table-cell>
          <table:table-cell table:style-name="Tabla1.A3" office:value-type="string">
            <text:p text:style-name="P22">CCLV</text:p>
          </table:table-cell>
          <table:table-cell table:style-name="Tabla1.A3" office:value-type="string">
            <text:p text:style-name="P23">1<text:span text:style-name="T22">r</text:span> T</text:p>
          </table:table-cell>
          <table:table-cell table:style-name="Tabla1.A3" office:value-type="string">
            <text:p text:style-name="P23">2<text:span text:style-name="T22">n</text:span> T</text:p>
          </table:table-cell>
          <table:table-cell table:style-name="Tabla1.A3" office:value-type="string">
            <text:p text:style-name="P23">3<text:span text:style-name="T22">r</text:span> T</text:p>
          </table:table-cell>
          <table:table-cell table:style-name="Tabla1.H3" office:value-type="string">
            <text:p text:style-name="P23">FIN</text:p>
          </table:table-cell>
        </table:table-row>
        <table:table-row table:style-name="Tabla1.1">
          <table:table-cell table:style-name="Tabla1.A4" office:value-type="string">
            <text:p text:style-name="P11">Iniciació al mètode científic i la seua aplicació a les Ciències Socials: formulació de preguntes, busca, registre i organització de la informació per mitjà de llistes, imatges i taules, ús de mitjans digitals, identificació de la informació rellevant, elaboració de textos narratius, plans i croquis.</text:p>
          </table:table-cell>
          <table:table-cell table:style-name="Tabla1.B4" office:value-type="string">
            <text:p text:style-name="P16"><text:span text:style-name="T3">1rCS.BL1.1 Formular preguntes com a mostra de curiositat i amb l’ajuda del docent sobre aspectes del passat familiar que facen referència als canvis dels elements de l’entorn social i ambiental i la seua influència en la vida </text:span><text:span text:style-name="T13">quotidiana.</text:span></text:p>
          </table:table-cell>
          <table:table-cell table:style-name="Tabla1.C4" office:value-type="string">
            <text:p text:style-name="P17"><text:span text:style-name="T13">1rCS.BL1.1.1</text:span><text:span text:style-name="T17"> Formula preguntes, </text:span><text:span text:style-name="T14">amb l'ajuda del docent, </text:span><text:span text:style-name="T13">com a mostra de curiositat sobre aspectes del </text:span><text:span text:style-name="T17">passat familiar </text:span><text:span text:style-name="T13">que facen referència als </text:span><text:span text:style-name="T17">canvis dels elements</text:span><text:span text:style-name="T13"> de l’entorn social i ambiental i la seua influència en la vida quotidiana.</text:span></text:p>
          </table:table-cell>
          <table:table-cell table:style-name="Tabla1.D4" office:value-type="string">
            <text:p text:style-name="P43">CSC</text:p>
            <text:p text:style-name="P43">CMCT</text:p>
            <text:p text:style-name="P43">CAA</text:p>
          </table:table-cell>
          <table:table-cell table:style-name="Tabla1.E4" office:value-type="string">
            <text:p text:style-name="P43"/>
          </table:table-cell>
          <table:table-cell table:style-name="Tabla1.F4" office:value-type="string">
            <text:p text:style-name="P43"/>
          </table:table-cell>
          <table:table-cell table:style-name="Tabla1.G4" office:value-type="string">
            <text:p text:style-name="P43"/>
          </table:table-cell>
          <table:table-cell table:style-name="Tabla1.H4" office:value-type="string">
            <text:p text:style-name="P43"/>
          </table:table-cell>
        </table:table-row>
        <table:table-row table:style-name="Tabla1.1">
          <table:table-cell table:style-name="Tabla1.A6" table:number-rows-spanned="2" office:value-type="string">
            <text:p text:style-name="P12">Iniciació al mètode científic i la seua aplicació a les Ciències Socials: formulació de preguntes, busca, registre i organització de la informació per mitjà de llistes, imatges i taules, ús de mitjans digitals, identificació de la informació rellevant, elaboració de textos narratius, <text:s/>plans i croquis.</text:p>
            <text:p text:style-name="P12">Ús cuidadós i adequat i manteniment dels instruments i els materials utilitzats.</text:p>
          </table:table-cell>
          <table:table-cell table:style-name="Tabla1.B6" table:number-rows-spanned="2" office:value-type="string">
            <text:p text:style-name="P13">1rCS.BL1.2 Interessar-se per obtindre informació, a partir de pistes suggerides pel professor, de fonts orals, objectes, imatges o a través del mesurament i registrar-la per mitjà de llistes, imatges o taules i utilitzar mitjans digitals d’emmagatzematge cuidant-ne el bon ús i manteniment.</text:p>
          </table:table-cell>
          <table:table-cell table:style-name="Tabla1.C5" office:value-type="string">
            <text:p text:style-name="P17"><text:span text:style-name="T3">1rCS.BL1.2.1 </text:span><text:span text:style-name="T5">Busca i selecciona informació,</text:span><text:span text:style-name="T3"> </text:span><text:span text:style-name="T5">a partir de pistes</text:span><text:span text:style-name="T3"> suggerides pel professor, de fonts orals, objectes, imatges o a través del mesurament.</text:span></text:p>
          </table:table-cell>
          <table:table-cell table:style-name="Tabla1.D5" office:value-type="string">
            <text:p text:style-name="P43">CSC</text:p>
            <text:p text:style-name="P43">CMCT</text:p>
            <text:p text:style-name="P43">CAA</text:p>
          </table:table-cell>
          <table:table-cell table:style-name="Tabla1.E5" office:value-type="string">
            <text:p text:style-name="P43"/>
          </table:table-cell>
          <table:table-cell table:style-name="Tabla1.F5" office:value-type="string">
            <text:p text:style-name="P43"/>
          </table:table-cell>
          <table:table-cell table:style-name="Tabla1.G5" office:value-type="string">
            <text:p text:style-name="P43"/>
          </table:table-cell>
          <table:table-cell table:style-name="Tabla1.H5" office:value-type="string">
            <text:p text:style-name="P43"/>
          </table:table-cell>
        </table:table-row>
        <table:table-row table:style-name="Tabla1.1">
          <table:covered-table-cell/>
          <table:covered-table-cell/>
          <table:table-cell table:style-name="Tabla1.C6" office:value-type="string">
            <text:p text:style-name="P15">1rCS.BL1.2.2 <text:span text:style-name="T21">Registra la informació</text:span> obtinguda de <text:span text:style-name="T21">fonts diverses</text:span> per mitjà de llistes, imatges o taules i, <text:span text:style-name="T23">amb la seua guia,</text:span> utilitza senzills <text:span text:style-name="T21">mitjans d’emmagatzematge </text:span>facilitats pel docent <text:span text:style-name="T21">cuidant-ne</text:span> el bon ús i manteniment.</text:p>
          </table:table-cell>
          <table:table-cell table:style-name="Tabla1.D6" office:value-type="string">
            <text:p text:style-name="P43">CSC</text:p>
            <text:p text:style-name="P43">CMCT</text:p>
            <text:p text:style-name="P43">CD</text:p>
            <text:p text:style-name="P43">CAA</text:p>
          </table:table-cell>
          <table:table-cell table:style-name="Tabla1.E6" office:value-type="string">
            <text:p text:style-name="P43"/>
          </table:table-cell>
          <table:table-cell table:style-name="Tabla1.F6" office:value-type="string">
            <text:p text:style-name="P43"/>
          </table:table-cell>
          <table:table-cell table:style-name="Tabla1.G6" office:value-type="string">
            <text:p text:style-name="P43"/>
          </table:table-cell>
          <table:table-cell table:style-name="Tabla1.H6" office:value-type="string">
            <text:p text:style-name="P43"/>
          </table:table-cell>
        </table:table-row>
        <table:table-row table:style-name="Tabla1.1">
          <table:table-cell table:style-name="Tabla1.A8" table:number-rows-spanned="2" office:value-type="string">
            <text:p text:style-name="P11">Iniciació al mètode científic i la seua aplicació a les Ciències Socials: formulació de preguntes, busca, registre i organització de la informació per mitjà de llistes, <text:soft-page-break/>imatges i taules, ús de mitjans digitals, identificació de la informació rellevant, elaboració de textos narratius, <text:s/>plans i croquis.</text:p>
          </table:table-cell>
          <table:table-cell table:style-name="Tabla1.B8" table:number-rows-spanned="2" office:value-type="string">
            <text:p text:style-name="P13">1rCS.BL1.3 Resumir la informació per mitjà d’enumeracions organitzades de fets, llistes i establir connexions entre passat i present i entre les característiques d’uns llocs i altres.</text:p>
          </table:table-cell>
          <table:table-cell table:style-name="Tabla1.C7" office:value-type="string">
            <text:p text:style-name="P17"><text:span text:style-name="T3">1rCS.BL1.3.1 </text:span><text:span text:style-name="T5">Enumera</text:span><text:span text:style-name="T3"> fets per mitjà de llistes senzilles i </text:span><text:span text:style-name="T5">establix connexions</text:span><text:span text:style-name="T3"> senzilles entre fets del passat i del present i entre les característiques de dos llocs distints pròxims al seu entorn </text:span><text:soft-page-break/><text:span text:style-name="T3">experiencial.</text:span></text:p>
          </table:table-cell>
          <table:table-cell table:style-name="Tabla1.D7" office:value-type="string">
            <text:p text:style-name="P43">CSC</text:p>
            <text:p text:style-name="P43">CAA</text:p>
          </table:table-cell>
          <table:table-cell table:style-name="Tabla1.E7" office:value-type="string">
            <text:p text:style-name="P43"/>
          </table:table-cell>
          <table:table-cell table:style-name="Tabla1.F7" office:value-type="string">
            <text:p text:style-name="P43"/>
          </table:table-cell>
          <table:table-cell table:style-name="Tabla1.G7" office:value-type="string">
            <text:p text:style-name="P43"/>
          </table:table-cell>
          <table:table-cell table:style-name="Tabla1.H7" office:value-type="string">
            <text:p text:style-name="P43"/>
          </table:table-cell>
        </table:table-row>
        <table:table-row table:style-name="Tabla1.1">
          <table:covered-table-cell/>
          <table:covered-table-cell/>
          <table:table-cell table:style-name="Tabla1.C8" office:value-type="string">
            <text:p text:style-name="P17"><text:span text:style-name="T3">1rCS.BL1.3.2 </text:span><text:span text:style-name="T5">Resumix la informació</text:span><text:span text:style-name="T3"> per mitjà</text:span><text:span text:style-name="T5"> </text:span><text:span text:style-name="T3">d’</text:span><text:span text:style-name="T5">enumeracions organitzades</text:span><text:span text:style-name="T3"> de </text:span><text:span text:style-name="T5">fets, llistes</text:span><text:span text:style-name="T3"> en què s’establisquen connexions entre </text:span><text:span text:style-name="T5">passat i present i entre les característiques d’uns llocs i altres.</text:span></text:p>
          </table:table-cell>
          <table:table-cell table:style-name="Tabla1.D8" office:value-type="string">
            <text:p text:style-name="P43">CSC</text:p>
            <text:p text:style-name="P43">CCLL</text:p>
          </table:table-cell>
          <table:table-cell table:style-name="Tabla1.E8" office:value-type="string">
            <text:p text:style-name="P43"/>
          </table:table-cell>
          <table:table-cell table:style-name="Tabla1.F8" office:value-type="string">
            <text:p text:style-name="P43"/>
          </table:table-cell>
          <table:table-cell table:style-name="Tabla1.G8" office:value-type="string">
            <text:p text:style-name="P43"/>
          </table:table-cell>
          <table:table-cell table:style-name="Tabla1.H8" office:value-type="string">
            <text:p text:style-name="P43"/>
          </table:table-cell>
        </table:table-row>
        <table:table-row table:style-name="Tabla1.1">
          <table:table-cell table:style-name="Tabla1.A9" office:value-type="string">
            <text:p text:style-name="P11">Iniciació al mètode científic i la seua aplicació a les Ciències Socials: formulació de preguntes, busca, registre i organització de la informació per mitjà de llistes, imatges i taules, ús de mitjans digitals, identificació de la informació rellevant, elaboració de textos narratius, <text:s/>plans i croquis.</text:p>
          </table:table-cell>
          <table:table-cell table:style-name="Tabla1.B9" office:value-type="string">
            <text:p text:style-name="P13">1rCS.BL1.4 Comunicar per mitjà de senzills textos narratius o croquis amb l’ajuda d’una planificació prèvia facilitada pel docent alguns fets del passat familiar o local atenent un criteri cronològic de la successió dels fets narrats.</text:p>
          </table:table-cell>
          <table:table-cell table:style-name="Tabla1.C9" office:value-type="string">
            <text:p text:style-name="P17"><text:span text:style-name="T3">1rCS.BL1.4.1 </text:span><text:span text:style-name="T5">Expressa </text:span><text:span text:style-name="T3">per mitjà de </text:span><text:span text:style-name="T5">senzills textos narratius o croquis </text:span><text:span text:style-name="T3">amb l’ajuda d’una </text:span><text:span text:style-name="T5">planificació prèvia </text:span><text:span text:style-name="T3">facilitada pel docent alguns fets del passat familiar o local atenent un criteri cronològic de successió de fets narrats.</text:span></text:p>
          </table:table-cell>
          <table:table-cell table:style-name="Tabla1.D9" office:value-type="string">
            <text:p text:style-name="P43">CSC</text:p>
            <text:p text:style-name="P43">CCLL</text:p>
            <text:p text:style-name="P43"/>
          </table:table-cell>
          <table:table-cell table:style-name="Tabla1.E9" office:value-type="string">
            <text:p text:style-name="P43"/>
          </table:table-cell>
          <table:table-cell table:style-name="Tabla1.F9" office:value-type="string">
            <text:p text:style-name="P43"/>
          </table:table-cell>
          <table:table-cell table:style-name="Tabla1.G9" office:value-type="string">
            <text:p text:style-name="P43"/>
          </table:table-cell>
          <table:table-cell table:style-name="Tabla1.H9" office:value-type="string">
            <text:p text:style-name="P43"/>
          </table:table-cell>
        </table:table-row>
        <table:table-row table:style-name="Tabla1.1">
          <table:table-cell table:style-name="Tabla1.A11" table:number-rows-spanned="2" office:value-type="string">
            <text:p text:style-name="P11">Participació cooperativa: escolta de les aportacions alienes i aportació d’idees pròpies constructives. Ser responsable del treball personal per a aconseguir una meta col·lectiva.</text:p>
          </table:table-cell>
          <table:table-cell table:style-name="Tabla1.B11" table:number-rows-spanned="2" office:value-type="string">
            <text:p text:style-name="P13">1rCS.BL1.5 Mostrar predisposició a desenrotllar activitats amb altres companys compartint els recursos, assumint alguna part de la tasca assignada i escoltant les aportacions dels altres.</text:p>
          </table:table-cell>
          <table:table-cell table:style-name="Tabla1.C10" office:value-type="string">
            <text:p text:style-name="P17"><text:span text:style-name="T3">1rCS.BL1.5.1 </text:span><text:span text:style-name="T5">Participa</text:span><text:span text:style-name="T3"> en el desenrotllament d’activitats </text:span><text:span text:style-name="T5">amb altres </text:span><text:span text:style-name="T3">companys i amb la guia d’un adult per a </text:span><text:span text:style-name="T5">aconseguir metes comunes</text:span><text:span text:style-name="T3"> realitzant la part de la tasca que li correspon i compartint els recursos. </text:span></text:p>
          </table:table-cell>
          <table:table-cell table:style-name="Tabla1.D10" office:value-type="string">
            <text:p text:style-name="P43">CSC</text:p>
            <text:p text:style-name="P43"/>
            <text:p text:style-name="P43">SIEE</text:p>
          </table:table-cell>
          <table:table-cell table:style-name="Tabla1.E10" office:value-type="string">
            <text:p text:style-name="P43"/>
          </table:table-cell>
          <table:table-cell table:style-name="Tabla1.F10" office:value-type="string">
            <text:p text:style-name="P43"/>
          </table:table-cell>
          <table:table-cell table:style-name="Tabla1.G10" office:value-type="string">
            <text:p text:style-name="P43"/>
          </table:table-cell>
          <table:table-cell table:style-name="Tabla1.H10" office:value-type="string">
            <text:p text:style-name="P43"/>
          </table:table-cell>
        </table:table-row>
        <table:table-row table:style-name="Tabla1.1">
          <table:covered-table-cell/>
          <table:covered-table-cell/>
          <table:table-cell table:style-name="Tabla1.C11" office:value-type="string">
            <text:p text:style-name="P17"><text:span text:style-name="T12">1rCS.BL1.5.3 </text:span><text:span text:style-name="T16">Escolta amb atenció les aportacions </text:span><text:span text:style-name="T12">dels altres.</text:span></text:p>
          </table:table-cell>
          <table:table-cell table:style-name="Tabla1.D11" office:value-type="string">
            <text:p text:style-name="P43">CSC</text:p>
          </table:table-cell>
          <table:table-cell table:style-name="Tabla1.E11" office:value-type="string">
            <text:p text:style-name="P43"/>
          </table:table-cell>
          <table:table-cell table:style-name="Tabla1.F11" office:value-type="string">
            <text:p text:style-name="P43"/>
          </table:table-cell>
          <table:table-cell table:style-name="Tabla1.G11" office:value-type="string">
            <text:p text:style-name="P43"/>
          </table:table-cell>
          <table:table-cell table:style-name="Tabla1.H11" office:value-type="string">
            <text:p text:style-name="P43"/>
          </table:table-cell>
        </table:table-row>
        <table:table-row table:style-name="Tabla1.1">
          <table:table-cell table:style-name="Tabla1.A13" table:number-rows-spanned="2" office:value-type="string">
            <text:p text:style-name="P11">Esforçar-se. Constància i hàbits de treball.</text:p>
          </table:table-cell>
          <table:table-cell table:style-name="Tabla1.B13" table:number-rows-spanned="2" office:value-type="string">
            <text:p text:style-name="P13">1r<text:span text:style-name="T24">CS</text:span>.BL1.6 Esforçar-se i mantindre l’atenció mentres realitza una activitat sense abandonar quan li costa realitzar-la.</text:p>
          </table:table-cell>
          <table:table-cell table:style-name="Tabla1.C12" office:value-type="string">
            <text:p text:style-name="P17"><text:span text:style-name="T3">1rCS.BL1.6.1 </text:span><text:span text:style-name="T5">Manté l’atenció</text:span><text:span text:style-name="T3"> i </text:span><text:span text:style-name="T5">s’esforça </text:span><text:span text:style-name="T3">mentres <text:s/>realitza una activitat.</text:span></text:p>
          </table:table-cell>
          <table:table-cell table:style-name="Tabla1.D12" office:value-type="string">
            <text:p text:style-name="P43">CAA</text:p>
            <text:p text:style-name="P43">SIEE</text:p>
          </table:table-cell>
          <table:table-cell table:style-name="Tabla1.E12" office:value-type="string">
            <text:p text:style-name="P43"/>
          </table:table-cell>
          <table:table-cell table:style-name="Tabla1.F12" office:value-type="string">
            <text:p text:style-name="P43"/>
          </table:table-cell>
          <table:table-cell table:style-name="Tabla1.G12" office:value-type="string">
            <text:p text:style-name="P43"/>
          </table:table-cell>
          <table:table-cell table:style-name="Tabla1.H12" office:value-type="string">
            <text:p text:style-name="P43"/>
          </table:table-cell>
        </table:table-row>
        <table:table-row table:style-name="Tabla1.1">
          <table:covered-table-cell/>
          <table:covered-table-cell/>
          <table:table-cell table:style-name="Tabla1.C13" office:value-type="string">
            <text:p text:style-name="P28"><text:span text:style-name="T3">1rCS.BL1.6.2 Persistix</text:span><text:span text:style-name="T15"> en la realització d’una activitat </text:span><text:span text:style-name="T18">sense abandonar</text:span><text:span text:style-name="T15"> encara que li coste realitzar-la.</text:span></text:p>
          </table:table-cell>
          <table:table-cell table:style-name="Tabla1.D13" office:value-type="string">
            <text:p text:style-name="P43">SIEE</text:p>
          </table:table-cell>
          <table:table-cell table:style-name="Tabla1.E13" office:value-type="string">
            <text:p text:style-name="P43"/>
          </table:table-cell>
          <table:table-cell table:style-name="Tabla1.F13" office:value-type="string">
            <text:p text:style-name="P43"/>
          </table:table-cell>
          <table:table-cell table:style-name="Tabla1.G13" office:value-type="string">
            <text:p text:style-name="P43"/>
          </table:table-cell>
          <table:table-cell table:style-name="Tabla1.H13" office:value-type="string">
            <text:p text:style-name="P43"/>
          </table:table-cell>
        </table:table-row>
        <table:table-row table:style-name="Tabla1.1">
          <table:table-cell table:style-name="Tabla1.A15" table:number-rows-spanned="2" office:value-type="string">
            <text:p text:style-name="P11">Imaginar projectes individuals o col·lectius i planificació.</text:p>
          </table:table-cell>
          <table:table-cell table:style-name="Tabla1.B15" table:number-rows-spanned="2" office:value-type="string">
            <text:p text:style-name="P13">1rCS.BL1.7 Participar en el procés de planificació del desenrotllament d’un producte o una tasca, ordenar amb ajuda els passos que s’han de seguir i expressar les seues opinions sobre el procés i el resultat.</text:p>
          </table:table-cell>
          <table:table-cell table:style-name="Tabla1.C14" office:value-type="string">
            <text:p text:style-name="P17"><text:span text:style-name="T12">1rCS.BL1.7.1 Participa en el procés de</text:span><text:span text:style-name="T16"> planificació</text:span><text:span text:style-name="T12"> del desenrotllament d’un producte o una tasca </text:span><text:span text:style-name="T15">i</text:span><text:span text:style-name="T18"> ordena amb ajuda els passos que s’han de seguir.</text:span></text:p>
          </table:table-cell>
          <table:table-cell table:style-name="Tabla1.D14" office:value-type="string">
            <text:p text:style-name="P43">CAA</text:p>
            <text:p text:style-name="P43">SIEE</text:p>
          </table:table-cell>
          <table:table-cell table:style-name="Tabla1.E14" office:value-type="string">
            <text:p text:style-name="P43"/>
          </table:table-cell>
          <table:table-cell table:style-name="Tabla1.F14" office:value-type="string">
            <text:p text:style-name="P43"/>
          </table:table-cell>
          <table:table-cell table:style-name="Tabla1.G14" office:value-type="string">
            <text:p text:style-name="P43"/>
          </table:table-cell>
          <table:table-cell table:style-name="Tabla1.H14" office:value-type="string">
            <text:p text:style-name="P43"/>
          </table:table-cell>
        </table:table-row>
        <table:table-row table:style-name="Tabla1.1">
          <table:covered-table-cell/>
          <table:covered-table-cell/>
          <table:table-cell table:style-name="Tabla1.C15" office:value-type="string">
            <text:p text:style-name="P17"><text:span text:style-name="T3">1rCS.BL1.7.2 </text:span><text:span text:style-name="T5">Expressa les seues opinions</text:span><text:span text:style-name="T3"> sobre el </text:span><text:span text:style-name="T5">procés</text:span><text:span text:style-name="T3"> de planificació i el resultat.</text:span></text:p>
          </table:table-cell>
          <table:table-cell table:style-name="Tabla1.D15" office:value-type="string">
            <text:p text:style-name="P43">CAA</text:p>
            <text:p text:style-name="P43">SIEE</text:p>
          </table:table-cell>
          <table:table-cell table:style-name="Tabla1.E15" office:value-type="string">
            <text:p text:style-name="P43"/>
          </table:table-cell>
          <table:table-cell table:style-name="Tabla1.F15" office:value-type="string">
            <text:p text:style-name="P43"/>
          </table:table-cell>
          <table:table-cell table:style-name="Tabla1.G15" office:value-type="string">
            <text:p text:style-name="P43"/>
          </table:table-cell>
          <table:table-cell table:style-name="Tabla1.H15" office:value-type="string">
            <text:p text:style-name="P43"/>
          </table:table-cell>
        </table:table-row>
        <text:soft-page-break/>
        <table:table-row table:style-name="Tabla1.1">
          <table:table-cell table:style-name="Tabla1.A16" office:value-type="string">
            <text:p text:style-name="P11">Reconeixement del valor dels testimonis orals i objectes i monuments del passat com a fonts d’informació.</text:p>
          </table:table-cell>
          <table:table-cell table:style-name="Tabla1.B16" office:value-type="string">
            <text:p text:style-name="P13">1rCS.BL1.8 Mostrar interés pel passat de les persones de l’entorn familiar i local interessant-se per aspectes de la seua vida quotidiana a través de l’arreplega de testimonis orals i objectes en desús.</text:p>
          </table:table-cell>
          <table:table-cell table:style-name="Tabla1.C16" office:value-type="string">
            <text:p text:style-name="P17"><text:span text:style-name="T12">1rCS.BL1.8.1 </text:span><text:span text:style-name="T16">Fa preguntes sobre aspectes de la <text:s/>vida quotidiana </text:span><text:span text:style-name="T12">dels sers humans a través de l’arreplega de testimonis orals i objectes en desús</text:span><text:span text:style-name="T16"> com a mostra d’interés </text:span><text:span text:style-name="T12">pel </text:span><text:span text:style-name="T16">passat històric referit a l’entorn</text:span><text:span text:style-name="T12"> familiar i local.</text:span></text:p>
          </table:table-cell>
          <table:table-cell table:style-name="Tabla1.D16" office:value-type="string">
            <text:p text:style-name="P43">CSC</text:p>
            <text:p text:style-name="P43"/>
          </table:table-cell>
          <table:table-cell table:style-name="Tabla1.E16" office:value-type="string">
            <text:p text:style-name="P43"/>
          </table:table-cell>
          <table:table-cell table:style-name="Tabla1.F16" office:value-type="string">
            <text:p text:style-name="P43"/>
          </table:table-cell>
          <table:table-cell table:style-name="Tabla1.G16" office:value-type="string">
            <text:p text:style-name="P43"/>
          </table:table-cell>
          <table:table-cell table:style-name="Tabla1.H16" office:value-type="string">
            <text:p text:style-name="P43"/>
          </table:table-cell>
        </table:table-row>
        <table:table-row table:style-name="Tabla1.17">
          <table:table-cell table:style-name="Tabla1.A2" table:number-columns-spanned="8" office:value-type="string">
            <text:p text:style-name="P38">BLOC 2. <text:span text:style-name="T25">EL MÓN EN </text:span>QUÈ VIVI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7">
          <table:table-cell table:style-name="Tabla1.A3" office:value-type="string">
            <text:p text:style-name="P24">CONTINGUTS</text:p>
          </table:table-cell>
          <table:table-cell table:style-name="Tabla1.A3" office:value-type="string">
            <text:p text:style-name="P25">CRITERIS D’AVALUACIÓ</text:p>
          </table:table-cell>
          <table:table-cell table:style-name="Tabla1.A3" office:value-type="string">
            <text:p text:style-name="P25">INDICADORS D’ÈXIT</text:p>
          </table:table-cell>
          <table:table-cell table:style-name="Tabla1.A3" office:value-type="string">
            <text:p text:style-name="P26">CCLV</text:p>
          </table:table-cell>
          <table:table-cell table:style-name="Tabla1.A3" office:value-type="string">
            <text:p text:style-name="P27">1<text:span text:style-name="T22">r</text:span> T</text:p>
          </table:table-cell>
          <table:table-cell table:style-name="Tabla1.A3" office:value-type="string">
            <text:p text:style-name="P27">2<text:span text:style-name="T22">n</text:span> T</text:p>
          </table:table-cell>
          <table:table-cell table:style-name="Tabla1.A3" office:value-type="string">
            <text:p text:style-name="P27">3<text:span text:style-name="T22">r</text:span> T</text:p>
          </table:table-cell>
          <table:table-cell table:style-name="Tabla1.H3" office:value-type="string">
            <text:p text:style-name="P27">FIN</text:p>
          </table:table-cell>
        </table:table-row>
        <table:table-row table:style-name="Tabla1.1">
          <table:table-cell table:style-name="Tabla1.A20" table:number-rows-spanned="2" office:value-type="string">
            <text:p text:style-name="P35">Elements del <text:span text:style-name="T26">s</text:span>istema <text:span text:style-name="T26">s</text:span>olar. Moviments de rotació i translació i la seua relació amb la successió del dia i la nit i del canvi estacional. Fases de la lluna.</text:p>
          </table:table-cell>
          <table:table-cell table:style-name="Tabla1.B20" table:number-rows-spanned="2" office:value-type="string">
            <text:p text:style-name="P37"><text:span text:style-name="T27">1rCS.BL2.1 Identificar els elements del </text:span><text:span text:style-name="T28">s</text:span><text:span text:style-name="T27">istema </text:span><text:span text:style-name="T28">s</text:span><text:span text:style-name="T27">olar com a part de l’Univers i descriure els moviments de la Terra sobre si mateixa i al voltant del Sol relacionant-ho amb la successió del dia i la nit i els canvis estacionals a partir de representacions virtuals o simulacions.</text:span></text:p>
          </table:table-cell>
          <table:table-cell table:style-name="Tabla1.C19" office:value-type="string">
            <text:p text:style-name="P17"><text:span text:style-name="T3">1rCS.BL2.1.1 </text:span><text:span text:style-name="T5">Identifica</text:span><text:span text:style-name="T3"> els elements del </text:span><text:span text:style-name="T5">sistema solar</text:span><text:span text:style-name="T3"> com a part de l’univers a partir de representacions virtuals o simulacions.</text:span></text:p>
          </table:table-cell>
          <table:table-cell table:style-name="Tabla1.D19" office:value-type="string">
            <text:p text:style-name="P43">CSC</text:p>
            <text:p text:style-name="P43">CMCT</text:p>
            <text:p text:style-name="P43"/>
          </table:table-cell>
          <table:table-cell table:style-name="Tabla1.E19" office:value-type="string">
            <text:p text:style-name="P43"/>
          </table:table-cell>
          <table:table-cell table:style-name="Tabla1.F19" office:value-type="string">
            <text:p text:style-name="P43"/>
          </table:table-cell>
          <table:table-cell table:style-name="Tabla1.G19" office:value-type="string">
            <text:p text:style-name="P43"/>
          </table:table-cell>
          <table:table-cell table:style-name="Tabla1.H19" office:value-type="string">
            <text:p text:style-name="P43"/>
          </table:table-cell>
        </table:table-row>
        <table:table-row table:style-name="Tabla1.1">
          <table:covered-table-cell/>
          <table:covered-table-cell/>
          <table:table-cell table:style-name="Tabla1.C20" office:value-type="string">
            <text:p text:style-name="P17"><text:span text:style-name="T3">1rCS.BL2.1.2 </text:span><text:span text:style-name="T5">Descriu</text:span><text:span text:style-name="T3"> els </text:span><text:span text:style-name="T5">moviments de la Terra</text:span><text:span text:style-name="T3"> sobre el seu eix inclinat i al voltant del Sol relacionant-ho amb la successió del dia i la nit i els canvis estacionals a partir de representacions virtuals o simulacions.</text:span></text:p>
          </table:table-cell>
          <table:table-cell table:style-name="Tabla1.D20" office:value-type="string">
            <text:p text:style-name="P43"/>
            <text:p text:style-name="P43">CMCT</text:p>
            <text:p text:style-name="P43">CAA</text:p>
          </table:table-cell>
          <table:table-cell table:style-name="Tabla1.E20" office:value-type="string">
            <text:p text:style-name="P43"/>
          </table:table-cell>
          <table:table-cell table:style-name="Tabla1.F20" office:value-type="string">
            <text:p text:style-name="P43"/>
          </table:table-cell>
          <table:table-cell table:style-name="Tabla1.G20" office:value-type="string">
            <text:p text:style-name="P43"/>
          </table:table-cell>
          <table:table-cell table:style-name="Tabla1.H20" office:value-type="string">
            <text:p text:style-name="P43"/>
          </table:table-cell>
        </table:table-row>
        <table:table-row table:style-name="Tabla1.1">
          <table:table-cell table:style-name="Tabla1.A22" table:number-rows-spanned="2" office:value-type="string">
            <text:p text:style-name="P35">Representació de l’espai geogràfic: Elements del pla (colors, línies, icones, títol). Elaboració de croquis per a situar espais quotidians i rutes.</text:p>
          </table:table-cell>
          <table:table-cell table:style-name="Tabla1.B22" table:number-rows-spanned="2" office:value-type="string">
            <text:p text:style-name="P13">1rCS.BL2.2 Identificar elements de la realitat en plànols referits a espais coneguts i elaborar senzills croquis a partir de la seua memòria perceptiva per a representar espais quotidians com la classe, l’escola o el barri i les rutes quotidianes.</text:p>
          </table:table-cell>
          <table:table-cell table:style-name="Tabla1.C21" office:value-type="string">
            <text:p text:style-name="P17"><text:span text:style-name="T3">1rCS.BL2.2.1 </text:span><text:span text:style-name="T5">Identifica elements</text:span><text:span text:style-name="T3"> </text:span><text:span text:style-name="T5">de la realitat</text:span><text:span text:style-name="T3"> </text:span><text:span text:style-name="T5">en plànols</text:span><text:span text:style-name="T3"> referits a espais coneguts com la classe, l’escola o el barri i les rutes quotidianes.</text:span></text:p>
          </table:table-cell>
          <table:table-cell table:style-name="Tabla1.D21" office:value-type="string">
            <text:p text:style-name="P43">CMCT</text:p>
            <text:p text:style-name="P43"/>
          </table:table-cell>
          <table:table-cell table:style-name="Tabla1.E21" office:value-type="string">
            <text:p text:style-name="P43"/>
          </table:table-cell>
          <table:table-cell table:style-name="Tabla1.F21" office:value-type="string">
            <text:p text:style-name="P43"/>
          </table:table-cell>
          <table:table-cell table:style-name="Tabla1.G21" office:value-type="string">
            <text:p text:style-name="P43"/>
          </table:table-cell>
          <table:table-cell table:style-name="Tabla1.H21" office:value-type="string">
            <text:p text:style-name="P43"/>
          </table:table-cell>
        </table:table-row>
        <table:table-row table:style-name="Tabla1.1">
          <table:covered-table-cell/>
          <table:covered-table-cell/>
          <table:table-cell table:style-name="Tabla1.C22" office:value-type="string">
            <text:p text:style-name="P17"><text:span text:style-name="T3">1rCS.BL2.2.2 </text:span><text:span text:style-name="T5">Elabora senzills croquis</text:span><text:span text:style-name="T3"> a partir de la seua memòria perceptiva per a representar espais quotidians com la classe, l’escola o el barri i les rutes quotidianes.</text:span></text:p>
          </table:table-cell>
          <table:table-cell table:style-name="Tabla1.D22" office:value-type="string">
            <text:p text:style-name="P43">CMCT</text:p>
            <text:p text:style-name="P43">CAA</text:p>
          </table:table-cell>
          <table:table-cell table:style-name="Tabla1.E22" office:value-type="string">
            <text:p text:style-name="P43"/>
          </table:table-cell>
          <table:table-cell table:style-name="Tabla1.F22" office:value-type="string">
            <text:p text:style-name="P43"/>
          </table:table-cell>
          <table:table-cell table:style-name="Tabla1.G22" office:value-type="string">
            <text:p text:style-name="P43"/>
          </table:table-cell>
          <table:table-cell table:style-name="Tabla1.H22" office:value-type="string">
            <text:p text:style-name="P43"/>
          </table:table-cell>
        </table:table-row>
        <table:table-row table:style-name="Tabla1.1">
          <table:table-cell table:style-name="Tabla1.A24" table:number-rows-spanned="2" office:value-type="string">
            <text:p text:style-name="P35">Elements del temps meteorològic: temperatura i precipitació. Registre de dades meteorològiques. Ús d’aparells de mesura: termòmetre i pluviòmetre.</text:p>
          </table:table-cell>
          <table:table-cell table:style-name="Tabla1.B24" table:number-rows-spanned="2" office:value-type="string">
            <text:p text:style-name="P35">1r<text:span text:style-name="T29">CS.</text:span>BL2.3 Observar i registrar <text:s/>el temps atmosfèric local per mitjà de taules senzilles a partir de les dades obtingudes dels mesuraments amb instruments meteorològics, com el termòmetre i el pluviòmetre, responsabilitzant-se<text:span text:style-name="T29">'n de l'ús,</text:span> i proposar actuacions conseqüents amb la situació meteorològica respecte a la vestimenta i accessoris que és convenient portar.</text:p>
          </table:table-cell>
          <table:table-cell table:style-name="Tabla1.C23" office:value-type="string">
            <text:p text:style-name="P17"><text:span text:style-name="T3">1rCS.BL2.3.1 </text:span><text:span text:style-name="T5">Observa i registra </text:span><text:span text:style-name="T3">el </text:span><text:span text:style-name="T5">temps atmosfèric local </text:span><text:span text:style-name="T3">per mitjà de taules senzilles a partir de les dades obtingudes dels mesuraments amb instruments meteorològics, com el </text:span><text:span text:style-name="T5">termòmetre i el pluviòmetre</text:span><text:span text:style-name="T3"> i se’n responsabilitza de</text:span><text:span text:style-name="T4">l manteniment</text:span><text:span text:style-name="T3">.</text:span></text:p>
          </table:table-cell>
          <table:table-cell table:style-name="Tabla1.D23" office:value-type="string">
            <text:p text:style-name="P43">CSC</text:p>
            <text:p text:style-name="P43">CMCT</text:p>
            <text:p text:style-name="P43">CAA</text:p>
          </table:table-cell>
          <table:table-cell table:style-name="Tabla1.E23" office:value-type="string">
            <text:p text:style-name="P43"/>
          </table:table-cell>
          <table:table-cell table:style-name="Tabla1.F23" office:value-type="string">
            <text:p text:style-name="P43"/>
          </table:table-cell>
          <table:table-cell table:style-name="Tabla1.G23" office:value-type="string">
            <text:p text:style-name="P43"/>
          </table:table-cell>
          <table:table-cell table:style-name="Tabla1.H23" office:value-type="string">
            <text:p text:style-name="P43"/>
          </table:table-cell>
        </table:table-row>
        <table:table-row table:style-name="Tabla1.1">
          <table:covered-table-cell/>
          <table:covered-table-cell/>
          <table:table-cell table:style-name="Tabla1.C24" office:value-type="string">
            <text:p text:style-name="P17"><text:span text:style-name="T12">1rCS.BL2.3.2</text:span><text:span text:style-name="T16"> Proposa actuacions conseqüents </text:span><text:span text:style-name="T12">amb la situació meteorològica observada respecte a la </text:span><text:soft-page-break/><text:span text:style-name="T12">vestimenta i accessoris que és convenient portar.</text:span></text:p>
          </table:table-cell>
          <table:table-cell table:style-name="Tabla1.D24" office:value-type="string">
            <text:p text:style-name="P43">CSC</text:p>
            <text:p text:style-name="P43">CMCT</text:p>
            <text:p text:style-name="P43">CAA</text:p>
          </table:table-cell>
          <table:table-cell table:style-name="Tabla1.E24" office:value-type="string">
            <text:p text:style-name="P43"/>
          </table:table-cell>
          <table:table-cell table:style-name="Tabla1.F24" office:value-type="string">
            <text:p text:style-name="P43"/>
          </table:table-cell>
          <table:table-cell table:style-name="Tabla1.G24" office:value-type="string">
            <text:p text:style-name="P43"/>
          </table:table-cell>
          <table:table-cell table:style-name="Tabla1.H24" office:value-type="string">
            <text:p text:style-name="P43"/>
          </table:table-cell>
        </table:table-row>
        <table:table-row table:style-name="Tabla1.1">
          <table:table-cell table:style-name="Tabla1.A26" table:number-rows-spanned="2" office:value-type="string">
            <text:p text:style-name="P36">Estats en què es presenta l’aigua en el medi físic: vapor d’aigua, aigua líquida i gel.</text:p>
            <text:p text:style-name="P36">Components de la hidrosfera: oceans, mars, rius, glaceres i núvols.</text:p>
          </table:table-cell>
          <table:table-cell table:style-name="Tabla1.B26" table:number-rows-spanned="2" office:value-type="string">
            <text:p text:style-name="P13">1rCS.BL2.4 Identificar algunes de les formes en què l’aigua està present en l’espai geogràfic i els seus diversos estats a partir de les experiències dels alumnes i reconéixer la importància de l’aigua per a la vida dels sers humans a partir d’exemples dels seus usos habituals.</text:p>
          </table:table-cell>
          <table:table-cell table:style-name="Tabla1.C25" office:value-type="string">
            <text:p text:style-name="P17"><text:span text:style-name="T3">1rCS.BL2.4.1 </text:span><text:span text:style-name="T5">Identifica algunes de les formes en què l’aigua està present en l’espai geogràfic</text:span><text:span text:style-name="T3"> i els seus diversos estats a partir de les </text:span><text:span text:style-name="T5">experiències</text:span><text:span text:style-name="T3"> dels alumnes.</text:span></text:p>
          </table:table-cell>
          <table:table-cell table:style-name="Tabla1.D25" office:value-type="string">
            <text:p text:style-name="P43">CSC</text:p>
            <text:p text:style-name="P43">CMCT</text:p>
            <text:p text:style-name="P43"/>
          </table:table-cell>
          <table:table-cell table:style-name="Tabla1.E25" office:value-type="string">
            <text:p text:style-name="P43"/>
          </table:table-cell>
          <table:table-cell table:style-name="Tabla1.F25" office:value-type="string">
            <text:p text:style-name="P43"/>
          </table:table-cell>
          <table:table-cell table:style-name="Tabla1.G25" office:value-type="string">
            <text:p text:style-name="P43"/>
          </table:table-cell>
          <table:table-cell table:style-name="Tabla1.H25" office:value-type="string">
            <text:p text:style-name="P43"/>
          </table:table-cell>
        </table:table-row>
        <table:table-row table:style-name="Tabla1.1">
          <table:covered-table-cell/>
          <table:covered-table-cell/>
          <table:table-cell table:style-name="Tabla1.C26" office:value-type="string">
            <text:p text:style-name="P16"><text:span text:style-name="T3">1rCS.BL2.4.2 </text:span><text:span text:style-name="T5">Reconeix </text:span><text:span text:style-name="T3">la </text:span><text:span text:style-name="T5">importància </text:span><text:span text:style-name="T3">de l’aigua per a la vida dels </text:span><text:span text:style-name="T5">sers humans</text:span><text:span text:style-name="T3"> a partir d’exemples dels seus usos habituals.</text:span></text:p>
          </table:table-cell>
          <table:table-cell table:style-name="Tabla1.D26" office:value-type="string">
            <text:p text:style-name="P43">CSC</text:p>
            <text:p text:style-name="P43">CMCT</text:p>
            <text:p text:style-name="P43"/>
          </table:table-cell>
          <table:table-cell table:style-name="Tabla1.E26" office:value-type="string">
            <text:p text:style-name="P43"/>
          </table:table-cell>
          <table:table-cell table:style-name="Tabla1.F26" office:value-type="string">
            <text:p text:style-name="P43"/>
          </table:table-cell>
          <table:table-cell table:style-name="Tabla1.G26" office:value-type="string">
            <text:p text:style-name="P43"/>
          </table:table-cell>
          <table:table-cell table:style-name="Tabla1.H26" office:value-type="string">
            <text:p text:style-name="P43"/>
          </table:table-cell>
        </table:table-row>
        <table:table-row table:style-name="Tabla1.1">
          <table:table-cell table:style-name="Tabla1.A27" office:value-type="string">
            <text:p text:style-name="P35">Formes del relleu: muntanya, vall, penya-segat i platja. Paisatges de muntanya, plana i costa.</text:p>
          </table:table-cell>
          <table:table-cell table:style-name="Tabla1.B27" office:value-type="string">
            <text:p text:style-name="P13">1rCS.BL2.5 Classificar diferents paisatges atenent les formes de relleu i la presència o no de formes d’aigua (paisatges de muntanya, de plana o de costa) a partir d’imatges o el treball de camp.</text:p>
          </table:table-cell>
          <table:table-cell table:style-name="Tabla1.C27" office:value-type="string">
            <text:p text:style-name="P16"><text:span text:style-name="T3">1rCS.BL2.5.1 </text:span><text:span text:style-name="T5">Classifica diferents paisatges atenent les formes de relleu i la presència o no de formes d’aigua </text:span><text:span text:style-name="T3">(paisatges de muntanya, de plana o de costa) a partir d’imatges o el treball de camp.</text:span></text:p>
          </table:table-cell>
          <table:table-cell table:style-name="Tabla1.D27" office:value-type="string">
            <text:p text:style-name="P43">CSC</text:p>
            <text:p text:style-name="P43">CMCT</text:p>
            <text:p text:style-name="P43"/>
          </table:table-cell>
          <table:table-cell table:style-name="Tabla1.E27" office:value-type="string">
            <text:p text:style-name="P43"/>
          </table:table-cell>
          <table:table-cell table:style-name="Tabla1.F27" office:value-type="string">
            <text:p text:style-name="P43"/>
          </table:table-cell>
          <table:table-cell table:style-name="Tabla1.G27" office:value-type="string">
            <text:p text:style-name="P43"/>
          </table:table-cell>
          <table:table-cell table:style-name="Tabla1.H27" office:value-type="string">
            <text:p text:style-name="P43"/>
          </table:table-cell>
        </table:table-row>
        <table:table-row table:style-name="Tabla1.1">
          <table:table-cell table:style-name="Tabla1.A28" office:value-type="string">
            <text:p text:style-name="P36">Usos de l’aigua en la vida quotidiana i activitats econòmiques. Noció d’escassetat d’aigua. Formulació de conjectures sobre el que succeïx quan falta l’aigua.</text:p>
          </table:table-cell>
          <table:table-cell table:style-name="Tabla1.B28" office:value-type="string">
            <text:p text:style-name="P13">1rCS.BL2.6 Reconéixer la importància de l’aigua per a la vida dels sers humans, <text:s/>proposar exemples de la vida quotidiana i formular conjectures sobre les conseqüències de la seua escassetat.</text:p>
          </table:table-cell>
          <table:table-cell table:style-name="Tabla1.C28" office:value-type="string">
            <text:p text:style-name="P17"><text:span text:style-name="T8">1rCS.BL2.6.1 </text:span><text:span text:style-name="T7">Reconeix </text:span><text:span text:style-name="T8">la</text:span><text:span text:style-name="T7"> importància de l’aigua per a la vida dels sers humans</text:span><text:span text:style-name="T8">, proposa exemples de la vida quotidiana </text:span><text:span text:style-name="T7">i formula conjectures</text:span><text:span text:style-name="T8"> sobre les conseqüències de la seua escassetat. </text:span></text:p>
          </table:table-cell>
          <table:table-cell table:style-name="Tabla1.D28" office:value-type="string">
            <text:p text:style-name="P43">CSC</text:p>
            <text:p text:style-name="P43">CMCT</text:p>
            <text:p text:style-name="P43"/>
          </table:table-cell>
          <table:table-cell table:style-name="Tabla1.E28" office:value-type="string">
            <text:p text:style-name="P43"/>
          </table:table-cell>
          <table:table-cell table:style-name="Tabla1.F28" office:value-type="string">
            <text:p text:style-name="P43"/>
          </table:table-cell>
          <table:table-cell table:style-name="Tabla1.G28" office:value-type="string">
            <text:p text:style-name="P43"/>
          </table:table-cell>
          <table:table-cell table:style-name="Tabla1.H28" office:value-type="string">
            <text:p text:style-name="P43"/>
          </table:table-cell>
        </table:table-row>
        <table:table-row table:style-name="Tabla1.1">
          <table:table-cell table:style-name="Tabla1.A29" office:value-type="string">
            <text:p text:style-name="P32">Institucions pròximes a l’experiència de l’alumnat: la família, l’escola i l’ajuntament. Noció de drets i deures de la infància. Repartiment equilibrat de les tasques domèstiques.</text:p>
          </table:table-cell>
          <table:table-cell table:style-name="Tabla1.A29" office:value-type="string">
            <text:p text:style-name="P30">1rCS.BL3.1 Reconéixer el paper d’algunes institucions com la família, l’escola o l’ajuntament per a atendre les necessitats bàsiques expressades en drets que afecten la infància.</text:p>
          </table:table-cell>
          <table:table-cell table:style-name="Tabla1.A29" office:value-type="string">
            <text:p text:style-name="P29"><text:span text:style-name="T8">1rCS.BL3.1.</text:span><text:span text:style-name="T9">1</text:span><text:span text:style-name="T8"> </text:span><text:span text:style-name="T7">Reconeix</text:span><text:span text:style-name="T8"> el paper d’algunes </text:span><text:span text:style-name="T7">institucions com la família</text:span><text:span text:style-name="T8">, fent referència al </text:span><text:span text:style-name="T7">repartiment equilibrat</text:span><text:span text:style-name="T8"> de les tasques domèstiques, i </text:span><text:span text:style-name="T7">l’escola o l’ajuntament</text:span><text:span text:style-name="T8"> per a atendre les necessitats bàsiques expressades en </text:span><text:span text:style-name="T7">drets</text:span><text:span text:style-name="T8"> que afecten la infància.</text:span></text:p>
          </table:table-cell>
          <table:table-cell table:style-name="Tabla1.D29" office:value-type="string">
            <text:p text:style-name="P43">CSC</text:p>
          </table:table-cell>
          <table:table-cell table:style-name="Tabla1.E29" office:value-type="string">
            <text:p text:style-name="P43"/>
          </table:table-cell>
          <table:table-cell table:style-name="Tabla1.F29" office:value-type="string">
            <text:p text:style-name="P43"/>
          </table:table-cell>
          <table:table-cell table:style-name="Tabla1.G29" office:value-type="string">
            <text:p text:style-name="P43"/>
          </table:table-cell>
          <table:table-cell table:style-name="Tabla1.H29" office:value-type="string">
            <text:p text:style-name="P43"/>
          </table:table-cell>
        </table:table-row>
        <table:table-row table:style-name="Tabla1.1">
          <table:table-cell table:style-name="Tabla1.A31" table:number-rows-spanned="2" office:value-type="string">
            <text:p text:style-name="P32">Característiques de la població quant a sexe i edat. Formes d’hàbitat en entorns urbans i rurals. Servicis bàsics per a la població: educatiu-culturals, sanitat i servicis socials.</text:p>
          </table:table-cell>
          <table:table-cell table:style-name="Tabla1.B31" table:number-rows-spanned="2" office:value-type="string">
            <text:p text:style-name="P30">1rCS.BL3.2 Descriure les característiques demogràfiques (sexe, edat i etnicitat) del seu entorn (companys del col·legi, família i veïns) i identificar tipus de servicis que poden ser requerits per estos grups com a escoles per als xiquets o centres per a persones de la tercera edat.</text:p>
          </table:table-cell>
          <table:table-cell table:style-name="Tabla1.C30" office:value-type="string">
            <text:p text:style-name="P29"><text:span text:style-name="T3">1rCS.BL3.2.1 </text:span><text:span text:style-name="T5">Descriu les característiques demogràfiques </text:span><text:span text:style-name="T3">(sexe, edat, tipus d’hàbitat, etnicitat) del seu entorn (companys del col·legi, família i veïns) per a determinar alguns servicis que poden ser necessaris per a satisfer les seues necessitats.</text:span></text:p>
          </table:table-cell>
          <table:table-cell table:style-name="Tabla1.D30" office:value-type="string">
            <text:p text:style-name="P43">CSC</text:p>
          </table:table-cell>
          <table:table-cell table:style-name="Tabla1.E30" office:value-type="string">
            <text:p text:style-name="P43"/>
          </table:table-cell>
          <table:table-cell table:style-name="Tabla1.F30" office:value-type="string">
            <text:p text:style-name="P43"/>
          </table:table-cell>
          <table:table-cell table:style-name="Tabla1.G30" office:value-type="string">
            <text:p text:style-name="P43"/>
          </table:table-cell>
          <table:table-cell table:style-name="Tabla1.H30" office:value-type="string">
            <text:p text:style-name="P43"/>
          </table:table-cell>
        </table:table-row>
        <table:table-row table:style-name="Tabla1.1">
          <table:covered-table-cell/>
          <table:covered-table-cell/>
          <table:table-cell table:style-name="Tabla1.C31" office:value-type="string">
            <text:p text:style-name="P29"><text:span text:style-name="T3">1rCS.BL3.2.2 </text:span><text:span text:style-name="T5">Identifica diferents tipus de servicis </text:span><text:span text:style-name="T3">que poden ser requerits per la població de l’entorn de l’alumne per a satisfer les seues necessitats d’acord amb les seues característiques demogràfiques.</text:span></text:p>
          </table:table-cell>
          <table:table-cell table:style-name="Tabla1.D31" office:value-type="string">
            <text:p text:style-name="P43">CSC</text:p>
          </table:table-cell>
          <table:table-cell table:style-name="Tabla1.E31" office:value-type="string">
            <text:p text:style-name="P43"/>
          </table:table-cell>
          <table:table-cell table:style-name="Tabla1.F31" office:value-type="string">
            <text:p text:style-name="P43"/>
          </table:table-cell>
          <table:table-cell table:style-name="Tabla1.G31" office:value-type="string">
            <text:p text:style-name="P43"/>
          </table:table-cell>
          <table:table-cell table:style-name="Tabla1.H31" office:value-type="string">
            <text:p text:style-name="P43"/>
          </table:table-cell>
        </table:table-row>
        <table:table-row table:style-name="Tabla1.1">
          <table:table-cell table:style-name="Tabla1.A32" office:value-type="string">
            <text:p text:style-name="P34">Formes d’hàbitat en entorns urbans i rurals.</text:p>
          </table:table-cell>
          <table:table-cell table:style-name="Tabla1.B32" office:value-type="string">
            <text:p text:style-name="P39">1rCS.BL3.3 Distingir diferents tipus de llocs <text:span text:style-name="T30">segons</text:span> del nombre d’habitants com ara edificis d’apartaments urbans, vivendes unifamiliars, adossats, zones suburbanes i rurals a partir d’observacions directes i d’imatges.</text:p>
          </table:table-cell>
          <table:table-cell table:style-name="Tabla1.C32" office:value-type="string">
            <text:p text:style-name="P29"><text:span text:style-name="T3">1rCS.BL3.3.1 </text:span><text:span text:style-name="T5">Distingix</text:span><text:span text:style-name="T3"> diferents </text:span><text:span text:style-name="T5">tipus de llocs </text:span><text:span text:style-name="T3">en funció del </text:span><text:span text:style-name="T5">nombre d’habitants</text:span><text:span text:style-name="T3"> com ara edificis d’apartaments urbans, vivendes unifamiliars, adossats, zones suburbanes i rurals a partir d’observacions directes i d’imatges.</text:span></text:p>
          </table:table-cell>
          <table:table-cell table:style-name="Tabla1.D32" office:value-type="string">
            <text:p text:style-name="P43">CSC</text:p>
            <text:p text:style-name="P43">CAA</text:p>
          </table:table-cell>
          <table:table-cell table:style-name="Tabla1.E32" office:value-type="string">
            <text:p text:style-name="P43"/>
          </table:table-cell>
          <table:table-cell table:style-name="Tabla1.F32" office:value-type="string">
            <text:p text:style-name="P43"/>
          </table:table-cell>
          <table:table-cell table:style-name="Tabla1.G32" office:value-type="string">
            <text:p text:style-name="P43"/>
          </table:table-cell>
          <table:table-cell table:style-name="Tabla1.H32" office:value-type="string">
            <text:p text:style-name="P43"/>
          </table:table-cell>
        </table:table-row>
        <table:table-row table:style-name="Tabla1.1">
          <table:table-cell table:style-name="Tabla1.A34" table:number-rows-spanned="2" office:value-type="string">
            <text:p text:style-name="P33">Professions i activitats econòmiques de producció de béns i servicis.</text:p>
            <text:p text:style-name="P32">Evitació d’estereotips sexistes.</text:p>
          </table:table-cell>
          <table:table-cell table:style-name="Tabla1.B34" table:number-rows-spanned="2" office:value-type="string">
            <text:p text:style-name="P30">1rCS.BL3.4 Identificar i descriure exemples de professions indicant què produïxen o quin servici aporten a la comunitat, com han canviat en el temps i evitar estereotips sexistes en la descripció de les professions.</text:p>
          </table:table-cell>
          <table:table-cell table:style-name="Tabla1.C33" office:value-type="string">
            <text:p text:style-name="P29"><text:span text:style-name="T3">1rCS.BL3.4.1 </text:span><text:span text:style-name="T5">Identifica professions</text:span><text:span text:style-name="T3"> indicant què produïxen o quin servici aporten a la comunitat a partir de </text:span><text:span text:style-name="T5">casos concrets pròxims</text:span><text:span text:style-name="T3"> a l’entorn de l’alumne i d’altres llocs.</text:span></text:p>
          </table:table-cell>
          <table:table-cell table:style-name="Tabla1.D33" office:value-type="string">
            <text:p text:style-name="P43">CSC</text:p>
            <text:p text:style-name="P43"/>
          </table:table-cell>
          <table:table-cell table:style-name="Tabla1.E33" office:value-type="string">
            <text:p text:style-name="P43"/>
          </table:table-cell>
          <table:table-cell table:style-name="Tabla1.F33" office:value-type="string">
            <text:p text:style-name="P43"/>
          </table:table-cell>
          <table:table-cell table:style-name="Tabla1.G33" office:value-type="string">
            <text:p text:style-name="P43"/>
          </table:table-cell>
          <table:table-cell table:style-name="Tabla1.H33" office:value-type="string">
            <text:p text:style-name="P43"/>
          </table:table-cell>
        </table:table-row>
        <table:table-row table:style-name="Tabla1.1">
          <table:covered-table-cell/>
          <table:covered-table-cell/>
          <table:table-cell table:style-name="Tabla1.C34" office:value-type="string">
            <text:p text:style-name="P40"><text:span text:style-name="T10">1r</text:span><text:span text:style-name="T11">CS.</text:span><text:span text:style-name="T10">BL 3.4.2. </text:span><text:span text:style-name="T6">Descriu</text:span><text:span text:style-name="T10"> a partir d’exemples com algunes professions han canviat </text:span><text:span text:style-name="T11">amb</text:span><text:span text:style-name="T10"> el temps </text:span><text:span text:style-name="T11">i </text:span><text:span text:style-name="T6">evita estereotips sexistes</text:span><text:span text:style-name="T10"> </text:span><text:span text:style-name="T11">quan fa les</text:span><text:span text:style-name="T10"> descripci</text:span><text:span text:style-name="T11">pcions</text:span><text:span text:style-name="T10">.</text:span></text:p>
          </table:table-cell>
          <table:table-cell table:style-name="Tabla1.D34" office:value-type="string">
            <text:p text:style-name="P43">CSC</text:p>
          </table:table-cell>
          <table:table-cell table:style-name="Tabla1.E34" office:value-type="string">
            <text:p text:style-name="P43"/>
          </table:table-cell>
          <table:table-cell table:style-name="Tabla1.F34" office:value-type="string">
            <text:p text:style-name="P43"/>
          </table:table-cell>
          <table:table-cell table:style-name="Tabla1.G34" office:value-type="string">
            <text:p text:style-name="P43"/>
          </table:table-cell>
          <table:table-cell table:style-name="Tabla1.H34" office:value-type="string">
            <text:p text:style-name="P43"/>
          </table:table-cell>
        </table:table-row>
        <table:table-row table:style-name="Tabla1.1">
          <table:table-cell table:style-name="Tabla1.A35" office:value-type="string">
            <text:p text:style-name="P31">Utilització de l’etiquetatge per a esbrinar el preu d’un producte de consum habitual i càlcul del cost d’una compra senzilla.</text:p>
          </table:table-cell>
          <table:table-cell table:style-name="Tabla1.B35" office:value-type="string">
            <text:p text:style-name="P30">1rCS.BL3.5 Identificar el preu en l’etiquetatge d’un producte i calcular el cost d’alguns productes de consum habituals en la llar partint d’un registre elaborat amb la col·laboració de les famílies.</text:p>
          </table:table-cell>
          <table:table-cell table:style-name="Tabla1.C35" office:value-type="string">
            <text:p text:style-name="P29"><text:span text:style-name="T8">1rCS.BL3.5.1</text:span><text:span text:style-name="T7"> Identificar el preu en l’etiquetatge d’alguns</text:span><text:span text:style-name="T8"> productes de consum habituals en la llar per a calcular el gasto familiar partint d’un registre elaborat amb la col·laboració de les famílies.</text:span></text:p>
          </table:table-cell>
          <table:table-cell table:style-name="Tabla1.D35" office:value-type="string">
            <text:p text:style-name="P43">CSC</text:p>
            <text:p text:style-name="P43">CMCT</text:p>
          </table:table-cell>
          <table:table-cell table:style-name="Tabla1.E35" office:value-type="string">
            <text:p text:style-name="P43"/>
          </table:table-cell>
          <table:table-cell table:style-name="Tabla1.F35" office:value-type="string">
            <text:p text:style-name="P43"/>
          </table:table-cell>
          <table:table-cell table:style-name="Tabla1.G35" office:value-type="string">
            <text:p text:style-name="P43"/>
          </table:table-cell>
          <table:table-cell table:style-name="Tabla1.H35" office:value-type="string">
            <text:p text:style-name="P43"/>
          </table:table-cell>
        </table:table-row>
        <table:table-row table:style-name="Tabla1.17">
          <table:table-cell table:style-name="Tabla1.A2" table:number-columns-spanned="8" office:value-type="string">
            <text:p text:style-name="P18">BLOC 3. <text:span text:style-name="T25">LES EMPREMTES </text:span>DEL TEMP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7">
          <table:table-cell table:style-name="Tabla1.A3" office:value-type="string">
            <text:p text:style-name="P24">CONTINGUTS</text:p>
          </table:table-cell>
          <table:table-cell table:style-name="Tabla1.A3" office:value-type="string">
            <text:p text:style-name="P25">CRITERIS D’AVALUACIÓ</text:p>
          </table:table-cell>
          <table:table-cell table:style-name="Tabla1.A3" office:value-type="string">
            <text:p text:style-name="P25">INDICADORS D’ÈXIT</text:p>
          </table:table-cell>
          <table:table-cell table:style-name="Tabla1.A3" office:value-type="string">
            <text:p text:style-name="P26">CCLV</text:p>
          </table:table-cell>
          <table:table-cell table:style-name="Tabla1.A3" office:value-type="string">
            <text:p text:style-name="P27">1<text:span text:style-name="T22">r</text:span> T</text:p>
          </table:table-cell>
          <table:table-cell table:style-name="Tabla1.A3" office:value-type="string">
            <text:p text:style-name="P27">2<text:span text:style-name="T22">n</text:span> T</text:p>
          </table:table-cell>
          <table:table-cell table:style-name="Tabla1.A3" office:value-type="string">
            <text:p text:style-name="P27">3<text:span text:style-name="T22">r</text:span> T</text:p>
          </table:table-cell>
          <table:table-cell table:style-name="Tabla1.H3" office:value-type="string">
            <text:p text:style-name="P27">FIN</text:p>
          </table:table-cell>
        </table:table-row>
        <table:table-row table:style-name="Tabla1.1">
          <table:table-cell table:style-name="Tabla1.A29" table:number-rows-spanned="3" office:value-type="string">
            <text:p text:style-name="P42">Formes naturals de mesurar el temps: dia, estacions, any. Noció de successió, <text:s/>abans i després, passat i present.</text:p>
            <text:p text:style-name="P41">Nocions de canvi, <text:s/>causa i <text:soft-page-break/>conseqüència.</text:p>
          </table:table-cell>
          <table:table-cell table:style-name="Tabla1.A29" table:number-rows-spanned="3" office:value-type="string">
            <text:p text:style-name="P13">1rCS.BL4.1 Descriure una successió de fets en el passat relatius a l’àmbit personal, familiar o local en períodes naturals com la successió de dies, mesos, estacions i anys utilitzant referències <text:soft-page-break/>socials i culturals, posant exemples d’aspectes que canvien, indicant els que succeïxen abans o després d’un punt de referència donat i diferenciant entre passat i present.</text:p>
          </table:table-cell>
          <table:table-cell table:style-name="Tabla1.A29" office:value-type="string">
            <text:p text:style-name="P17"><text:span text:style-name="T3">1rCS.BL4.1.1 Descriu</text:span><text:span text:style-name="T5"> </text:span><text:span text:style-name="T3">una successió de fets en el passat relatius a l’</text:span><text:span text:style-name="T5">àmbit personal, familiar o local</text:span><text:span text:style-name="T3"> diferenciant entre </text:span><text:span text:style-name="T5">passat i present.</text:span></text:p>
          </table:table-cell>
          <table:table-cell table:style-name="Tabla1.D38" office:value-type="string">
            <text:p text:style-name="P43">CSC</text:p>
          </table:table-cell>
          <table:table-cell table:style-name="Tabla1.E38" office:value-type="string">
            <text:p text:style-name="P43"/>
          </table:table-cell>
          <table:table-cell table:style-name="Tabla1.F38" office:value-type="string">
            <text:p text:style-name="P43"/>
          </table:table-cell>
          <table:table-cell table:style-name="Tabla1.G38" office:value-type="string">
            <text:p text:style-name="P43"/>
          </table:table-cell>
          <table:table-cell table:style-name="Tabla1.H38" office:value-type="string">
            <text:p text:style-name="P43"/>
          </table:table-cell>
        </table:table-row>
        <table:table-row table:style-name="Tabla1.1">
          <table:covered-table-cell/>
          <table:covered-table-cell/>
          <table:table-cell table:style-name="Tabla1.C39" office:value-type="string">
            <text:p text:style-name="P17"><text:span text:style-name="T3">1rCS.BL4.1.2 </text:span><text:span text:style-name="T5">Descriu</text:span><text:span text:style-name="T3"> una successió de </text:span><text:soft-page-break/><text:span text:style-name="T3">fets en el passat relatius a l’àmbit personal, familiar o local en </text:span><text:span text:style-name="T5">períodes naturals </text:span><text:span text:style-name="T3">com la successió de dies, mesos, estacions i anys utilitzant referències socials i culturals.</text:span></text:p>
          </table:table-cell>
          <table:table-cell table:style-name="Tabla1.D39" office:value-type="string">
            <text:p text:style-name="P43">CSC</text:p>
          </table:table-cell>
          <table:table-cell table:style-name="Tabla1.E39" office:value-type="string">
            <text:p text:style-name="P43"/>
          </table:table-cell>
          <table:table-cell table:style-name="Tabla1.F39" office:value-type="string">
            <text:p text:style-name="P43"/>
          </table:table-cell>
          <table:table-cell table:style-name="Tabla1.G39" office:value-type="string">
            <text:p text:style-name="P43"/>
          </table:table-cell>
          <table:table-cell table:style-name="Tabla1.H39" office:value-type="string">
            <text:p text:style-name="P43"/>
          </table:table-cell>
        </table:table-row>
        <table:table-row table:style-name="Tabla1.1">
          <table:covered-table-cell/>
          <table:covered-table-cell/>
          <table:table-cell table:style-name="Tabla1.C40" office:value-type="string">
            <text:p text:style-name="P17"><text:span text:style-name="T8">1rCS.BL4.1.3 Posa exemples d’</text:span><text:span text:style-name="T7">aspectes que canvien</text:span><text:span text:style-name="T8"> relatius a l’àmbit personal, familiar o local.</text:span></text:p>
          </table:table-cell>
          <table:table-cell table:style-name="Tabla1.D40" office:value-type="string">
            <text:p text:style-name="P43">CSC</text:p>
          </table:table-cell>
          <table:table-cell table:style-name="Tabla1.E40" office:value-type="string">
            <text:p text:style-name="P43"/>
          </table:table-cell>
          <table:table-cell table:style-name="Tabla1.F40" office:value-type="string">
            <text:p text:style-name="P43"/>
          </table:table-cell>
          <table:table-cell table:style-name="Tabla1.G40" office:value-type="string">
            <text:p text:style-name="P43"/>
          </table:table-cell>
          <table:table-cell table:style-name="Tabla1.H40" office:value-type="string">
            <text:p text:style-name="P43"/>
          </table:table-cell>
        </table:table-row>
        <table:table-row table:style-name="Tabla1.1">
          <table:table-cell table:style-name="Tabla1.A42" table:number-rows-spanned="2" office:value-type="string">
            <text:p text:style-name="P11">Aspectes de la vida social pròxims a l’experiència de l’alumne: vivenda, vestit, mitjans de transport, aliments, costums, professions.</text:p>
          </table:table-cell>
          <table:table-cell table:style-name="Tabla1.B42" table:number-rows-spanned="2" office:value-type="string">
            <text:p text:style-name="P13"><text:span text:style-name="T19">1rCS.BL4.2 </text:span><text:span text:style-name="T20">Narrar a partir d’exemples de la vida personal, familiar o local canvis en aspectes significatius pròxims com la vivenda, el vestit, els transports, els aliments, els costums o les professions, utilitzant imatges, mitjans audiovisuals o testimonis orals, i esbossar-ne les raons. </text:span></text:p>
          </table:table-cell>
          <table:table-cell table:style-name="Tabla1.C41" office:value-type="string">
            <text:p text:style-name="P14">1rCS.BL4.2.1 Narra a partir d’exemples de la vida personal, familiar o local canvis en aspectes significatius pròxims com la vivenda, el vestit, els transports, els aliments, els costums o les professions utilitzant imatges, mitjans audiovisuals o testimonis orals.</text:p>
          </table:table-cell>
          <table:table-cell table:style-name="Tabla1.D41" office:value-type="string">
            <text:p text:style-name="P43">CSC</text:p>
          </table:table-cell>
          <table:table-cell table:style-name="Tabla1.E41" office:value-type="string">
            <text:p text:style-name="P43"/>
          </table:table-cell>
          <table:table-cell table:style-name="Tabla1.F41" office:value-type="string">
            <text:p text:style-name="P43"/>
          </table:table-cell>
          <table:table-cell table:style-name="Tabla1.G41" office:value-type="string">
            <text:p text:style-name="P43"/>
          </table:table-cell>
          <table:table-cell table:style-name="Tabla1.H41" office:value-type="string">
            <text:p text:style-name="P43"/>
          </table:table-cell>
        </table:table-row>
        <table:table-row table:style-name="Tabla1.1">
          <table:covered-table-cell/>
          <table:covered-table-cell/>
          <table:table-cell table:style-name="Tabla1.C42" office:value-type="string">
            <text:p text:style-name="P17"><text:span text:style-name="T3">1rCS.BL4.2.2 </text:span><text:span text:style-name="T5">Esbossa raons </text:span><text:span text:style-name="T3">dels canvis en </text:span><text:span text:style-name="T5">aspectes significatius pròxims</text:span><text:span text:style-name="T3"> com la vivenda, el vestit, els transports, els aliments, els costums o les professions.</text:span></text:p>
          </table:table-cell>
          <table:table-cell table:style-name="Tabla1.D42" office:value-type="string">
            <text:p text:style-name="P43">CSC</text:p>
          </table:table-cell>
          <table:table-cell table:style-name="Tabla1.E42" office:value-type="string">
            <text:p text:style-name="P43"/>
          </table:table-cell>
          <table:table-cell table:style-name="Tabla1.F42" office:value-type="string">
            <text:p text:style-name="P43"/>
          </table:table-cell>
          <table:table-cell table:style-name="Tabla1.G42" office:value-type="string">
            <text:p text:style-name="P43"/>
          </table:table-cell>
          <table:table-cell table:style-name="Tabla1.H42" office:value-type="string">
            <text:p text:style-name="P43"/>
          </table:table-cell>
        </table:table-row>
        <table:table-row table:style-name="Tabla1.1">
          <table:table-cell table:style-name="Tabla1.A44" table:number-rows-spanned="2" office:value-type="string">
            <text:p text:style-name="P11">Ús com a fonts de textos narratius, imatges, objectes i testimonis orals i escrits.</text:p>
          </table:table-cell>
          <table:table-cell table:style-name="Tabla1.B44" table:number-rows-spanned="2" office:value-type="string">
            <text:p text:style-name="P13">1rCS.BL4.3 Registrar informació sobre fets del passat relatius a l’àmbit personal, familiar o local a partir de fonts com ara narracions, fotografies o objectes pertanyents a persones o institucions de l’entorn local, obtingudes a través de les TIC o per mitjà de testimonis sobre com es vivia en una altra època i que permeten identificar els canvis ocorreguts i el que no ha canviat.</text:p>
          </table:table-cell>
          <table:table-cell table:style-name="Tabla1.C43" office:value-type="string">
            <text:p text:style-name="P17"><text:span text:style-name="T8">1rCS.BL4.3.1 </text:span><text:span text:style-name="T7">Obté informació</text:span><text:span text:style-name="T8"> a través de les </text:span><text:span text:style-name="T7">TIC o per mitjà de testimonis </text:span><text:span text:style-name="T8">sobre com es vivia en una altra època per a identificar els </text:span><text:span text:style-name="T7">canvis en l’àmbit personal, familiar o local </text:span><text:span text:style-name="T8">que permeten identificar els canvis ocorreguts i el que no ha canviat.</text:span></text:p>
          </table:table-cell>
          <table:table-cell table:style-name="Tabla1.D43" office:value-type="string">
            <text:p text:style-name="P43">CCLI</text:p>
            <text:p text:style-name="P43">CD</text:p>
            <text:p text:style-name="P43">CAA</text:p>
          </table:table-cell>
          <table:table-cell table:style-name="Tabla1.E43" office:value-type="string">
            <text:p text:style-name="P43"/>
          </table:table-cell>
          <table:table-cell table:style-name="Tabla1.F43" office:value-type="string">
            <text:p text:style-name="P43"/>
          </table:table-cell>
          <table:table-cell table:style-name="Tabla1.G43" office:value-type="string">
            <text:p text:style-name="P43"/>
          </table:table-cell>
          <table:table-cell table:style-name="Tabla1.H43" office:value-type="string">
            <text:p text:style-name="P43"/>
          </table:table-cell>
        </table:table-row>
        <table:table-row table:style-name="Tabla1.1">
          <table:covered-table-cell/>
          <table:covered-table-cell/>
          <table:table-cell table:style-name="Tabla1.C44" office:value-type="string">
            <text:p text:style-name="P17"><text:span text:style-name="T8">1rCS.BL4.3.2 </text:span><text:span text:style-name="T7">Registra informació</text:span><text:span text:style-name="T8"> sobre fets del passat relatius a l’àmbit personal, familiar o local a partir de </text:span><text:span text:style-name="T7">fonts com ara narracions, fotografies o objectes</text:span><text:span text:style-name="T8"> pertanyents a </text:span><text:span text:style-name="T7">persones o institucions de l’entorn local</text:span><text:span text:style-name="T17"> </text:span><text:span text:style-name="T13"><text:s/></text:span><text:span text:style-name="T8">que permeten identificar els canvis ocorreguts i el que no ha canviat.</text:span></text:p>
          </table:table-cell>
          <table:table-cell table:style-name="Tabla1.D44" office:value-type="string">
            <text:p text:style-name="P43">CCLI</text:p>
            <text:p text:style-name="P43">CAA</text:p>
          </table:table-cell>
          <table:table-cell table:style-name="Tabla1.E44" office:value-type="string">
            <text:p text:style-name="P43"/>
          </table:table-cell>
          <table:table-cell table:style-name="Tabla1.F44" office:value-type="string">
            <text:p text:style-name="P43"/>
          </table:table-cell>
          <table:table-cell table:style-name="Tabla1.G44" office:value-type="string">
            <text:p text:style-name="P43"/>
          </table:table-cell>
          <table:table-cell table:style-name="Tabla1.H44" office:value-type="string">
            <text:p text:style-name="P43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lbany2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Albany1" svg:font-family="Albany" style:font-family-generic="system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libri3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SimSun1" style:font-family-asian="SimSun, 宋体" style:font-pitch-asian="variable" style:font-size-asian="12pt" style:language-asian="zh" style:country-asian="CN" style:font-name-complex="Microsoft YaHei" style:font-family-complex="'Microsoft YaHe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default-outline-level="" style:class="text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Albany" fo:font-family="Albany" style:font-family-generic="roman" style:font-pitch="variable" fo:font-size="14pt" fo:language="es" fo:country="ES" style:letter-kerning="true" style:font-name-asian="Mangal1" style:font-family-asian="Mangal" style:font-pitch-asian="variable" style:font-size-asian="14pt" style:language-asian="hi" style:country-asian="IN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icrosoft YaHei" style:font-family-complex="'Microsoft YaHei'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Mangal1" style:font-family-asian="Mangal" style:font-pitch-asian="variable" style:font-size-asian="12pt" style:language-asian="hi" style:country-asian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text-align="center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weight="bold" style:letter-kerning="true" style:font-name-asian="Mangal" style:font-family-asian="Mangal" style:font-family-generic-asian="system" style:font-pitch-asian="variable" style:font-size-asian="12pt" style:language-asian="hi" style:country-asian="IN" style:font-weight-asian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_31__20_cabecera" style:display-name="1 cabecera" style:family="paragraph" style:parent-style-name="Table_20_Contents">
      <style:paragraph-properties style:line-height-at-least="0.353cm" fo:text-align="center" style:justify-single-word="false" style:snap-to-layout-grid="false"/>
      <style:text-properties fo:color="#ffffff"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_32__20_barra_20_lateral" style:display-name="2 barra lateral" style:family="paragraph" style:parent-style-name="Table_20_Contents">
      <style:paragraph-properties style:line-height-at-least="0.353cm" fo:text-align="center" style:justify-single-word="false"/>
      <style:text-properties fo:color="#ffffff" style:font-name="Calibri" fo:font-family="Calibri" style:font-family-generic="swiss" style:font-pitch="variable" fo:font-size="15pt" style:font-size-asian="15pt" style:font-name-complex="Calibri" style:font-family-complex="Calibri" style:font-family-generic-complex="swiss" style:font-pitch-complex="variable" style:font-size-complex="15pt"/>
    </style:style>
    <style:style style:name="_33__20_competencias" style:display-name="3 competencias" style:family="paragraph" style:parent-style-name="Table_20_Contents">
      <style:paragraph-properties style:line-height-at-least="0.353cm" fo:text-align="center" style:justify-single-word="false" style:snap-to-layout-grid="false"/>
      <style:text-properties fo:color="#000000" style:font-name="Calibri" fo:font-family="Calibri" style:font-family-generic="swiss" style:font-pitch="variable" fo:font-size="8pt" fo:font-weight="bold" style:font-name-asian="Lucida Sans Unicode" style:font-family-asian="'Lucida Sans Unicode'" style:font-family-generic-asian="swiss" style:font-pitch-asian="variable" style:font-size-asian="8pt" style:font-weight-asian="bold" style:font-name-complex="Calibri" style:font-family-complex="Calibri" style:font-family-generic-complex="swiss" style:font-pitch-complex="variable" style:font-weight-complex="bold"/>
    </style:style>
    <style:style style:name="texto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family="Calibri" style:font-family-generic="swiss" style:font-pitch="variable" fo:font-size="9pt" fo:language="ca" fo:country="ES" fo:font-weight="normal" style:font-size-asian="9pt" style:font-weight-asian="normal" style:font-name-complex="Calibri" style:font-family-complex="Calibri" style:font-family-generic-complex="swiss" style:font-pitch-complex="variable" style:font-weight-complex="normal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Albany2" style:font-family-complex="Albany, Arial" style:font-family-generic-complex="swiss" style:font-pitch-complex="variable" style:font-size-complex="14pt"/>
    </style:style>
    <style:style style:name="WW-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lbany2" style:font-family-complex="Albany, Arial" style:font-family-generic-complex="swiss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176cm" fo:margin-bottom="0.21cm" style:contextual-spacing="false" fo:orphans="2" fo:widows="2" fo:hyphenation-ladder-count="no-limit"/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_34__20_competencias" style:display-name="4 competencias" style:family="paragraph" style:parent-style-name="Table_20_Contents">
      <style:paragraph-properties style:line-height-at-least="0.353cm" fo:text-align="center" style:justify-single-word="false" style:vertical-align="top" style:snap-to-layout-grid="false"/>
      <style:text-properties fo:color="#000000" style:font-name="Calibri" fo:font-family="Calibri" style:font-family-generic="swiss" style:font-pitch="variable" fo:font-size="9pt" fo:language="ca" fo:country="ES" fo:font-weight="bold" style:font-name-asian="Lucida Sans Unicode" style:font-family-asian="'Lucida Sans Unicode'" style:font-family-generic-asian="swiss" style:font-pitch-asian="variable" style:font-size-asian="8pt" style:font-name-complex="Calibri" style:font-family-complex="Calibri" style:font-family-generic-complex="swiss" style:font-pitch-complex="variable"/>
    </style:style>
    <style:style style:name="_33__20_gris" style:display-name="3 gris" style:family="paragraph" style:parent-style-name="Table_20_Contents">
      <style:paragraph-properties fo:text-align="center" style:justify-single-word="false" style:snap-to-layout-grid="false"/>
      <style:text-properties style:font-name="Calibri" fo:font-family="Calibri" style:font-family-generic="swiss" style:font-pitch="variable" fo:font-size="11pt" fo:language="ca" fo:country="ES" fo:font-weight="bold" style:font-size-asian="11pt" style:font-name-complex="Calibri" style:font-family-complex="Calibri" style:font-family-generic-complex="swiss" style:font-pitch-complex="variable" style:font-size-complex="11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32__20_contenidos" style:display-name="2 contenidos" style:family="paragraph" style:parent-style-name="Text_20_body">
      <style:paragraph-properties fo:margin-top="0cm" fo:margin-bottom="0cm" style:contextual-spacing="false" fo:text-align="center" style:justify-single-word="false" style:snap-to-layout-grid="false"/>
      <style:text-properties fo:color="#000000" style:font-name="Calibri" fo:font-family="Calibri" style:font-family-generic="swiss" style:font-pitch="variable" fo:language="ca" fo:country="ES" fo:font-weight="bold" style:font-weight-asian="bold" style:font-name-complex="Calibri" style:font-family-complex="Calibri" style:font-family-generic-complex="swiss" style:font-pitch-complex="variable" style:font-weight-complex="bold"/>
    </style:style>
    <style:style style:name="_31__20_Cabecera" style:display-name="1 Cabecera" style:family="paragraph" style:parent-style-name="Table_20_Contents">
      <style:paragraph-properties fo:text-align="center" style:justify-single-word="false" style:snap-to-layout-grid="false"/>
      <style:text-properties fo:color="#ffffff" style:font-name="Calibri" fo:font-family="Calibri" style:font-family-generic="swiss" style:font-pitch="variable" fo:font-size="14pt" fo:language="ca" fo:country="ES" fo:font-weight="bold" style:font-size-asian="14pt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_34__20_números" style:display-name="4 números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1" fo:font-family="Calibri" style:font-family-generic="roman" style:font-pitch="variable" fo:font-size="11pt" fo:language="ca" fo:country="ES" fo:font-weight="bold" style:letter-kerning="true" style:font-name-asian="Calibri3" style:font-family-asian="Calibri" style:font-family-generic-asian="system" style:font-pitch-asian="variable" style:font-size-asian="11pt" style:language-asian="hi" style:country-asian="IN" style:font-weight-asian="bold"/>
    </style:style>
    <style:style style:name="_33__20_comp" style:display-name="3 comp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1" fo:font-family="Calibri" style:font-family-generic="roman" style:font-pitch="variable" fo:font-size="12pt" fo:language="ca" fo:country="ES" fo:font-weight="bold" style:letter-kerning="true" style:font-name-asian="Calibri3" style:font-family-asian="Calibri" style:font-family-generic-asian="system" style:font-pitch-asian="variable" style:font-size-asian="12pt" style:language-asian="hi" style:country-asian="IN" style:font-weight-asian="bold"/>
    </style:style>
    <style:style style:name="gris" style:family="paragraph" style:default-outline-level="">
      <style:paragraph-properties fo:text-align="start" style:justify-single-word="false" fo:orphans="0" fo:widows="0"/>
      <style:text-properties fo:color="#000000" style:font-name="Calibri1" fo:font-family="Calibri" style:font-family-generic="roman" style:font-pitch="variable" fo:font-size="11pt" fo:language="ca" fo:country="ES" fo:font-weight="bold" style:letter-kerning="true" style:font-name-asian="Calibri3" style:font-family-asian="Calibri" style:font-family-generic-asian="system" style:font-pitch-asian="variable" style:font-size-asian="11pt" style:language-asian="hi" style:country-asian="IN" style:font-weight-asian="bold"/>
    </style:style>
    <style:style style:name="_35__20_competencias" style:display-name="5 competencias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1" fo:font-family="Calibri" style:font-family-generic="roman" style:font-pitch="variable" fo:font-size="9pt" fo:language="ca" fo:country="ES" fo:font-weight="bold" style:letter-kerning="true" style:font-name-asian="Calibri3" style:font-family-asian="Calibri" style:font-family-generic-asian="system" style:font-pitch-asian="variable" style:font-size-asian="9pt" style:language-asian="hi" style:country-asian="IN" style:font-weight-asian="bold"/>
    </style:style>
    <style:style style:name="Texto_20_independiente_20_3" style:display-name="Texto independiente 3" style:family="paragraph" style:parent-style-name="Standard" style:default-outline-level="">
      <style:paragraph-properties fo:text-align="justify" style:justify-single-word="false" fo:orphans="0" fo:widows="0"/>
      <style:text-properties fo:color="#000000" style:font-name="Calibri1" fo:font-family="Calibri" style:font-family-generic="roman" style:font-pitch="variable" fo:font-size="9pt" fo:language="ca" fo:country="ES" style:letter-kerning="true" style:font-name-asian="Calibri2" style:font-family-asian="Calibri" style:font-pitch-asian="variable" style:font-size-asian="9pt" style:language-asian="hi" style:country-asian="IN"/>
    </style:style>
    <style:style style:name="Texto_20_independiente_20_2" style:display-name="Texto independiente 2" style:family="paragraph" style:parent-style-name="Standard" style:default-outline-level="">
      <style:paragraph-properties fo:text-align="justify" style:justify-single-word="false" fo:orphans="0" fo:widows="0"/>
      <style:text-properties fo:color="#000000" style:font-name="Calibri1" fo:font-family="Calibri" style:font-family-generic="roman" style:font-pitch="variable" fo:font-size="9pt" fo:language="ca" fo:country="ES" style:letter-kerning="true" style:font-name-asian="Calibri2" style:font-family-asian="Calibri" style:font-pitch-asian="variable" style:font-size-asian="9pt" style:language-asian="hi" style:country-asian="IN"/>
    </style:style>
    <style:style style:name="Párrafo_20_de_20_lista1" style:display-name="Párrafo de lista1" style:family="paragraph" style:parent-style-name="Standard" style:default-outline-level="">
      <style:paragraph-properties fo:margin-left="1.27cm" fo:margin-right="0cm" fo:margin-top="0cm" fo:margin-bottom="0cm" style:contextual-spacing="false" fo:text-align="start" style:justify-single-word="false" fo:orphans="0" fo:widows="0" fo:text-indent="0cm" style:auto-text-indent="false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Mangal1" style:font-family-asian="Mangal" style:font-pitch-asian="variable" style:font-size-asian="12pt" style:language-asian="hi" style:country-asian="IN"/>
    </style:style>
    <style:style style:name="WW-Epígrafe1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ncabezado3" style:family="paragraph" style:parent-style-name="Standard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Liberation Sans" fo:font-family="'Liberation Sans'" style:font-family-generic="roman" style:font-pitch="variable" fo:font-size="14pt" fo:language="es" fo:country="ES" style:letter-kerning="true" style:font-name-asian="Liberation Sans1" style:font-family-asian="'Liberation Sans'" style:font-pitch-asian="variable" style:font-size-asian="14pt" style:language-asian="hi" style:country-asian="IN"/>
    </style:style>
    <style:style style:name="Cuadrícula_20_mediana_20_2" style:display-name="Cuadrícula mediana 2" style:family="paragraph" style:default-outline-level="">
      <style:paragraph-properties fo:margin-left="0.101cm" fo:margin-right="0cm" fo:margin-top="0cm" fo:margin-bottom="0cm" style:contextual-spacing="false" fo:text-align="start" style:justify-single-word="false" fo:orphans="0" fo:widows="0" fo:text-indent="0cm" style:auto-text-indent="false" style:writing-mode="lr-tb"/>
      <style:text-properties fo:color="#000000" style:font-name="Calibri1" fo:font-family="Calibri" style:font-family-generic="roman" style:font-pitch="variable" fo:font-size="9pt" fo:language="es" fo:country="ES" style:font-name-asian="Calibri3" style:font-family-asian="Calibri" style:font-family-generic-asian="system" style:font-pitch-asian="variable" style:font-size-asian="9pt" style:language-asian="ar" style:country-asian="SA" style:font-name-complex="Liberation Serif1" style:font-family-complex="'Liberation Serif'" style:font-family-generic-complex="system" style:font-pitch-complex="variable" style:font-size-complex="12pt"/>
    </style:style>
    <style:style style:name="_33__20_contenidos" style:display-name="3 contenidos" style:family="paragraph" style:default-outline-level="">
      <style:paragraph-properties fo:margin-top="0cm" fo:margin-bottom="0cm" style:contextual-spacing="false" fo:text-align="center" style:justify-single-word="false" fo:orphans="0" fo:widows="0"/>
      <style:text-properties fo:color="#000000" style:font-name="Calibri1" fo:font-family="Calibri" style:font-family-generic="roman" style:font-pitch="variable" fo:font-size="12pt" fo:language="ca" fo:country="ES" fo:font-weight="bold" style:letter-kerning="true" style:font-name-asian="Calibri3" style:font-family-asian="Calibri" style:font-family-generic-asian="system" style:font-pitch-asian="variable" style:font-size-asian="12pt" style:language-asian="hi" style:country-asian="IN" style:font-weight-asian="bold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style:font-name="Verdana" fo:font-family="Verdana" style:font-family-generic="roman" style:font-pitch="variable" fo:font-size="12pt" fo:language="es" fo:country="ES" style:letter-kerning="true" style:font-name-asian="Verdana1" style:font-family-asian="Verdana" style:font-family-generic-asian="system" style:font-pitch-asian="variable" style:font-size-asian="12pt" style:language-asian="ar" style:country-asian="SA" style:font-name-complex="Liberation Serif1" style:font-family-complex="'Liberation Serif'" style:font-family-generic-complex="system" style:font-pitch-complex="variable" style:font-size-complex="12pt"/>
    </style:style>
    <style:style style:name="western" style:family="paragraph" style:parent-style-name="Standard" style:default-outline-level="">
      <style:paragraph-properties fo:margin-top="0.176cm" fo:margin-bottom="0.21cm" style:contextual-spacing="false" fo:text-align="justify" style:justify-single-word="false" fo:orphans="2" fo:widows="2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Epígrafe1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pígrafe2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pígrafe3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ncabezado2" style:family="paragraph" style:parent-style-name="Standard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Arial1" fo:font-family="Arial" style:font-family-generic="roman" style:font-pitch="variable" fo:font-size="14pt" fo:language="es" fo:country="ES" style:letter-kerning="true" style:font-name-asian="Mangal1" style:font-family-asian="Mangal" style:font-pitch-asian="variable" style:font-size-asian="14pt" style:language-asian="hi" style:country-asian="IN"/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Fuente_20_de_20_párrafo_20_predeter.1" style:display-name="Fuente de párrafo predeter.1" style:family="text"/>
    <style:style style:name="WW-Fuente_20_de_20_párrafo_20_predeter." style:display-name="WW-Fuente de párrafo predeter." style:family="text"/>
    <style:style style:name="WW-Absatz-Standardschriftart111" style:family="text"/>
    <style:style style:name="WW-Fuente_20_de_20_párrafo_20_predeter.1" style:display-name="WW-Fuente de párrafo predeter.1" style:family="text"/>
    <style:style style:name="Numbering_20_Symbols" style:display-name="Numbering Symbols" style:family="text"/>
    <style:style style:name="WW-Absatz-Standardschriftart1111" style:family="text"/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2z0" style:family="text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ie_20_de_20_página_20_Car" style:display-name="Pie de página Car" style:family="text" style:parent-style-name="WW-Fuente_20_de_20_párrafo_20_predeter.1">
      <style:text-properties fo:font-size="12pt" style:letter-kerning="true" style:font-name-asian="SimSun1" style:font-family-asian="SimSun, 宋体" style:font-pitch-asian="variable" style:font-size-asian="12pt" style:font-name-complex="Microsoft YaHei" style:font-family-complex="'Microsoft YaHei'" style:font-pitch-complex="variable" style:font-size-complex="10.5pt" style:language-complex="hi" style:country-complex="IN"/>
    </style:style>
    <style:style style:name="Encabezado_20_Car" style:display-name="Encabezado Car" style:family="text" style:parent-style-name="WW-Fuente_20_de_20_párrafo_20_predeter.1">
      <style:text-properties fo:font-size="12pt" style:letter-kerning="true" style:font-name-asian="SimSun1" style:font-family-asian="SimSun, 宋体" style:font-pitch-asian="variable" style:font-size-asian="12pt" style:font-name-complex="Microsoft YaHei" style:font-family-complex="'Microsoft YaHei'" style:font-pitch-complex="variable" style:font-size-complex="10.5pt" style:language-complex="hi" style:country-complex="IN"/>
    </style:style>
    <style:style style:name="WW-Absatz-Standardschriftart11111111111" style:family="text"/>
    <style:style style:name="Énfasis_20_sutil" style:display-name="Énfasis sutil" style:family="text" style:parent-style-name="WW-Fuente_20_de_20_párrafo_20_predeter.1">
      <style:text-properties fo:color="#808080" fo:font-style="italic" style:font-style-asian="italic" style:font-style-complex="italic"/>
    </style:style>
    <style:style style:name="WW-Absatz-Standardschriftart11111" style:family="text"/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Símbolo_20_de_20_nota_20_al_20_pie" style:display-name="Símbolo de nota al pie" style:family="text">
      <style:text-properties style:text-position="super 58%"/>
    </style:style>
    <style:style style:name="Símbolo_20_de_20_nota_20_final" style:display-name="Símbolo de nota fina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-Caracteres_20_de_20_nota_20_final" style:display-name="WW-Caracteres de nota final" style:family="text"/>
    <style:style style:name="Ref._20_de_20_nota_20_al_20_pie" style:display-name="Ref. de nota al pie" style:family="text">
      <style:text-properties style:text-position="super 58%"/>
    </style:style>
    <style:style style:name="Ref._20_de_20_nota_20_al_20_final" style:display-name="Ref. de nota al final" style:family="text">
      <style:text-properties style:text-position="super 58%"/>
    </style:style>
    <style:style style:name="ListLabel_20_14" style:display-name="ListLabel 14" style:family="text">
      <style:text-properties style:font-name-asian="Times" style:font-family-asian="Times" style:font-family-generic-asian="system" style:font-pitch-asian="variable"/>
    </style:style>
    <style:style style:name="ListLabel_20_13" style:display-name="ListLabel 13" style:family="text">
      <style:text-properties style:font-name-asian="Andale Sans UI" style:font-family-asian="'Andale Sans UI'" style:font-family-generic-asian="system" style:font-pitch-asian="variable"/>
    </style:style>
    <style:style style:name="ListLabel_20_12" style:display-name="ListLabel 12" style:family="text">
      <style:text-properties fo:font-size="10pt" style:font-name-asian="Times" style:font-family-asian="Times" style:font-family-generic-asian="system" style:font-pitch-asian="variable" style:font-size-asian="10pt"/>
    </style:style>
    <style:style style:name="ListLabel_20_11" style:display-name="ListLabel 11" style:family="text">
      <style:text-properties fo:font-size="10pt" style:font-name-asian="Andale Sans UI" style:font-family-asian="'Andale Sans UI'" style:font-family-generic-asian="system" style:font-pitch-asian="variable" style:font-size-asian="10pt"/>
    </style:style>
    <style:style style:name="ListLabel_20_10" style:display-name="ListLabel 10" style:family="text">
      <style:text-properties fo:font-size="10pt" style:font-name-asian="Albany1" style:font-family-asian="Albany" style:font-family-generic-asian="system" style:font-pitch-asian="variable" style:font-size-asian="10pt"/>
    </style:style>
    <style:style style:name="ListLabel_20_9" style:display-name="ListLabel 9" style:family="text">
      <style:text-properties style:font-name-asian="Albany1" style:font-family-asian="Albany" style:font-family-generic-asian="system" style:font-pitch-asian="variable"/>
    </style:style>
    <style:style style:name="ListLabel_20_8" style:display-name="ListLabel 8" style:family="text">
      <style:text-properties fo:font-size="10pt" style:font-size-asian="10pt"/>
    </style:style>
    <style:style style:name="ListLabel_20_7" style:display-name="ListLabel 7" style:family="text">
      <style:text-properties style:font-name-asian="Times" style:font-family-asian="Times" style:font-family-generic-asian="system" style:font-pitch-asian="variable"/>
    </style:style>
    <style:style style:name="ListLabel_20_6" style:display-name="ListLabel 6" style:family="text">
      <style:text-properties style:font-name-asian="Andale Sans UI" style:font-family-asian="'Andale Sans UI'" style:font-family-generic-asian="system" style:font-pitch-asian="variable"/>
    </style:style>
    <style:style style:name="ListLabel_20_5" style:display-name="ListLabel 5" style:family="text">
      <style:text-properties fo:font-size="10pt" style:font-name-asian="Times" style:font-family-asian="Times" style:font-family-generic-asian="system" style:font-pitch-asian="variable" style:font-size-asian="10pt"/>
    </style:style>
    <style:style style:name="ListLabel_20_4" style:display-name="ListLabel 4" style:family="text">
      <style:text-properties fo:font-size="10pt" style:font-name-asian="Andale Sans UI" style:font-family-asian="'Andale Sans UI'" style:font-family-generic-asian="system" style:font-pitch-asian="variable" style:font-size-asian="10pt"/>
    </style:style>
    <style:style style:name="ListLabel_20_3" style:display-name="ListLabel 3" style:family="text">
      <style:text-properties fo:font-size="10pt" style:font-name-asian="Albany1" style:font-family-asian="Albany" style:font-family-generic-asian="system" style:font-pitch-asian="variable" style:font-size-asian="10pt"/>
    </style:style>
    <style:style style:name="ListLabel_20_2" style:display-name="ListLabel 2" style:family="text">
      <style:text-properties style:font-name-asian="Albany1" style:font-family-asian="Albany" style:font-family-generic-asian="system" style:font-pitch-asian="variable"/>
    </style:style>
    <style:style style:name="ListLabel_20_1" style:display-name="ListLabel 1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/>
    </style:style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Texto_20_de_20_cuerpo_20_Car" style:display-name="Texto de cuerpo Car" style:family="text">
      <style:text-properties style:font-name="Times New Roman" fo:font-family="'Times New Roman'" style:font-family-generic="roman" style:font-pitch="variable" fo:font-size="12pt" fo:language="es" fo:country="ES" style:letter-kerning="true" style:font-name-asian="Mangal" style:font-family-asian="Mangal" style:font-family-generic-asian="system" style:font-pitch-asian="variable" style:font-size-asian="12pt" style:language-asian="hi" style:country-asian="IN"/>
    </style:style>
    <style:style style:name="Título_20_7_20_Car" style:display-name="Título 7 Car" style:family="text">
      <style:text-properties fo:color="#404040" style:font-name="Calibri1" fo:font-family="Calibri" style:font-family-generic="roman" style:font-pitch="variable" fo:font-size="14pt" fo:language="es" fo:country="ES" fo:font-style="italic" fo:font-weight="bold" style:font-name-asian="Times New Roman2" style:font-family-asian="'Times New Roman'" style:font-family-generic-asian="system" style:font-pitch-asian="variable" style:font-size-asian="14pt" style:font-style-asian="italic" style:font-weight-asian="bold"/>
    </style:style>
    <style:style style:name="WW8Num19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8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7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6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5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4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3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2z1" style:family="text">
      <style:text-properties fo:font-size="12pt" style:font-size-asian="12pt"/>
    </style:style>
    <style:style style:name="WW8Num12z0" style:family="text">
      <style:text-properties fo:color="#0070c0" style:font-name="Arial1" fo:font-family="Arial" style:font-family-generic="roman" style:font-pitch="variable" fo:font-size="9pt" style:font-name-asian="Arial2" style:font-family-asian="Arial" style:font-family-generic-asian="system" style:font-pitch-asian="variable" style:font-size-asian="9pt"/>
    </style:style>
    <style:style style:name="WW8Num11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0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9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8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7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6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5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4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3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z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z1" style:family="text"/>
    <style:style style:name="WW-Absatz-Standardschriftart11111111111111111111111" style:family="text"/>
    <style:style style:name="Fuente_20_de_20_párrafo_20_predeter.2" style:display-name="Fuente de párrafo predeter.2" style:family="text"/>
    <style:style style:name="WW-Absatz-Standardschriftart1111111111111111111111" style:family="text"/>
    <style:style style:name="Fuente_20_de_20_párrafo_20_predeter.3" style:display-name="Fuente de párrafo predeter.3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WW-Absatz-Standardschriftart1111111111111111" style:family="text"/>
    <style:style style:name="WW-Absatz-Standardschriftart111111111111111" style:family="text"/>
    <style:style style:name="WW-Absatz-Standardschriftart11111111111111" style:family="text"/>
    <style:style style:name="WW-Absatz-Standardschriftart1111111111111" style:family="text"/>
    <style:style style:name="WW-Absatz-Standardschriftart111111111111" style:family="text"/>
    <style:style style:name="WW-Absatz-Standardschriftart1111111111" style:family="text"/>
    <style:style style:name="WW-Absatz-Standardschriftart111111111" style:family="text"/>
    <style:style style:name="WW-Absatz-Standardschriftart11111111" style:family="text"/>
    <style:style style:name="WW-Absatz-Standardschriftart1111111" style:family="text"/>
    <style:style style:name="WW-Absatz-Standardschriftart11111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M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1pt" style:font-size-asian="11pt" style:font-size-complex="11pt"/>
    </style:style>
    <style:page-layout style:name="Mpm1">
      <style:page-layout-properties fo:page-width="21.001cm" fo:page-height="90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.499cm" fo:margin-bottom="0.801cm" fo:margin-left="1.499cm" fo:margin-right="1.499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83.7cm" fo:page-height="21.001cm" style:num-format="1" style:print-orientation="landscape" fo:margin-top="1.499cm" fo:margin-bottom="0.499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97.899cm" fo:page-height="21.001cm" style:num-format="1" style:print-orientation="landscape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107.301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001cm" fo:page-height="119.001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001cm" fo:page-height="125.7cm" style:num-format="1" style:print-orientation="portrait" fo:margin-top="1.499cm" fo:margin-bottom="0.7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1.001cm" fo:page-height="90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_31_" style:display-name="1" style:page-layout-name="Mpm2">
      <style:header>
        <text:p text:style-name="MP2"><text:tab/><text:span text:style-name="MT1">DOCUMENT D'ADAPTACIÓ CURRICULAR INDIVIDUALITZADA<text:tab/><text:tab/></text:span><text:span text:style-name="MT1"><text:page-number text:select-page="current">0</text:page-number></text:span><text:span text:style-name="MT1">/</text:span><text:span text:style-name="MT1"><text:page-count>6</text:page-count></text:span></text:p>
        <text:p text:style-name="MP3"><text:tab/><text:span text:style-name="MT2">Alumne:<text:tab/>NAC:<text:tab/>NRC:</text:span></text:p>
      </style:header>
      <style:footer>
        <text:p text:style-name="MP1"><text:page-number text:select-page="current">0</text:page-number></text:p>
      </style:footer>
    </style:master-page>
    <style:master-page style:name="_32_" style:display-name="2" style:page-layout-name="Mpm3">
      <style:footer>
        <text:p text:style-name="MP1"><text:page-number text:select-page="current">0</text:page-number></text:p>
      </style:footer>
    </style:master-page>
    <style:master-page style:name="_33_" style:display-name="3" style:page-layout-name="Mpm4">
      <style:footer>
        <text:p text:style-name="MP1"><text:page-number text:select-page="current">0</text:page-number></text:p>
      </style:footer>
    </style:master-page>
    <style:master-page style:name="_34_" style:display-name="4" style:page-layout-name="Mpm5">
      <style:footer>
        <text:p text:style-name="MP1"><text:page-number text:select-page="current">0</text:page-number></text:p>
      </style:footer>
    </style:master-page>
    <style:master-page style:name="_35_" style:display-name="5" style:page-layout-name="Mpm6">
      <style:footer>
        <text:p text:style-name="MP1"><text:page-number text:select-page="current">0</text:page-number></text:p>
      </style:footer>
    </style:master-page>
    <style:master-page style:name="_36_" style:display-name="6" style:page-layout-name="Mpm7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8" style:next-style-name="Standard"/>
    <style:master-page style:name="Index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ntor</meta:initial-creator>
    <meta:creation-date>2014-09-24T18:48:00</meta:creation-date>
    <dc:date>2016-08-02T15:35:08.271146831</dc:date>
    <meta:editing-cycles>208</meta:editing-cycles>
    <meta:editing-duration>P1DT12H25M18S</meta:editing-duration>
    <meta:generator>LibreOffice/4.2.8.2$Linux_X86_64 LibreOffice_project/420m0$Build-2</meta:generator>
    <meta:document-statistic meta:table-count="1" meta:image-count="0" meta:object-count="0" meta:page-count="6" meta:paragraph-count="197" meta:word-count="2548" meta:character-count="16641" meta:non-whitespace-character-count="14249"/>
  </office:meta>
</office:document-meta>
</file>